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00000003002397F3FC.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fill="solid" draw:fill-color="#000000" draw:textarea-horizontal-align="justify" draw:textarea-vertical-align="middle" draw:auto-grow-height="false"/>
    </style:style>
    <style:style style:name="gr3" style:family="graphic" style:parent-style-name="standard">
      <style:graphic-properties draw:fill="solid" draw:fill-color="#ffff00" draw:textarea-horizontal-align="justify" draw:textarea-vertical-align="middle" draw:auto-grow-height="false"/>
    </style:style>
    <style:style style:name="gr4" style:family="graphic" style:parent-style-name="objectwithoutfill">
      <style:graphic-properties svg:stroke-width="0.051cm" draw:marker-start-width="0.276cm" draw:marker-end-width="0.276cm" draw:fill="none" draw:textarea-horizontal-align="center" fo:padding-top="0.15cm" fo:padding-bottom="0.15cm" fo:padding-left="0.275cm" fo:padding-right="0.275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textarea-horizontal-align="justify" draw:textarea-vertical-align="middle" draw:auto-grow-height="false"/>
    </style:style>
    <style:style style:name="gr7" style:family="graphic" style:parent-style-name="standard">
      <style:graphic-properties draw:fill="solid" draw:fill-color="#80808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objectwithoutfill">
      <style:graphic-properties svg:stroke-width="0.102cm" svg:stroke-color="#ccffff" draw:marker-start-width="0.352cm" draw:marker-end="Arrow" draw:marker-end-width="0.452cm" draw:fill="none" draw:textarea-horizontal-align="center" fo:padding-top="0.175cm" fo:padding-bottom="0.175cm" fo:padding-left="0.3cm" fo:padding-right="0.3cm"/>
    </style:style>
    <style:style style:name="gr10" style:family="graphic" style:parent-style-name="standard">
      <style:graphic-properties svg:stroke-width="0.051cm" svg:stroke-color="#ccffff" draw:marker-start-width="0.276cm" draw:marker-end-width="0.276cm" draw:fill="none" draw:textarea-vertical-align="middle" draw:auto-grow-height="false" fo:min-height="0.749cm" fo:min-width="0.499cm" fo:padding-top="0.15cm" fo:padding-bottom="0.15cm" fo:padding-left="0.275cm" fo:padding-right="0.275cm"/>
    </style:style>
    <style:style style:name="gr11" style:family="graphic" style:parent-style-name="standard">
      <style:graphic-properties svg:stroke-width="0.051cm" draw:marker-start-width="0.276cm" draw:marker-end-width="0.276cm" draw:fill="solid" draw:fill-color="#808080" draw:textarea-horizontal-align="justify" draw:textarea-vertical-align="middle" draw:auto-grow-height="false" fo:padding-top="0.15cm" fo:padding-bottom="0.15cm" fo:padding-left="0.275cm" fo:padding-right="0.275cm"/>
    </style:style>
    <style:style style:name="gr12" style:family="graphic" style:parent-style-name="standard">
      <style:graphic-properties svg:stroke-width="0.051cm" draw:marker-start-width="0.276cm" draw:marker-end-width="0.276cm" draw:fill="solid" draw:fill-color="#000000" draw:textarea-horizontal-align="justify" draw:textarea-vertical-align="middle" draw:auto-grow-height="false" fo:padding-top="0.15cm" fo:padding-bottom="0.15cm" fo:padding-left="0.275cm" fo:padding-right="0.275cm"/>
    </style:style>
    <style:style style:name="gr13" style:family="graphic" style:parent-style-name="standard">
      <style:graphic-properties svg:stroke-width="0.051cm" draw:marker-start-width="0.276cm" draw:marker-end-width="0.276cm" draw:fill="none" draw:fill-color="#666666" draw:textarea-horizontal-align="justify" draw:textarea-vertical-align="middle" draw:auto-grow-height="false" fo:padding-top="0.15cm" fo:padding-bottom="0.15cm" fo:padding-left="0.275cm" fo:padding-right="0.275cm"/>
    </style:style>
    <style:style style:name="gr14" style:family="graphic" style:parent-style-name="objectwithoutfill">
      <style:graphic-properties svg:stroke-width="0.051cm" draw:marker-start-width="0.276cm" draw:marker-end="Arrow" draw:marker-end-width="0.376cm" draw:fill="none" draw:textarea-horizontal-align="center" fo:padding-top="0.15cm" fo:padding-bottom="0.15cm" fo:padding-left="0.275cm" fo:padding-right="0.275cm"/>
    </style:style>
    <style:style style:name="gr15"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16" style:family="graphic" style:parent-style-name="objectwithoutfill">
      <style:graphic-properties svg:stroke-width="0.051cm" svg:stroke-color="#ffff00" draw:marker-start-width="0.276cm" draw:marker-end="Arrow" draw:marker-end-width="0.376cm" draw:fill="none" draw:textarea-horizontal-align="center" fo:padding-top="0.15cm" fo:padding-bottom="0.15cm" fo:padding-left="0.275cm" fo:padding-right="0.275cm"/>
    </style:style>
    <style:style style:name="gr17" style:family="graphic" style:parent-style-name="objectwithoutfill">
      <style:graphic-properties svg:stroke-width="0.051cm" svg:stroke-color="#ffff00" draw:marker-start-width="0.276cm" draw:marker-end="Arrow" draw:marker-end-width="0.376cm" draw:fill="solid" draw:fill-color="#000000" draw:textarea-horizontal-align="center" fo:padding-top="0.15cm" fo:padding-bottom="0.15cm" fo:padding-left="0.275cm" fo:padding-right="0.275cm"/>
    </style:style>
    <style:style style:name="gr18" style:family="graphic" style:parent-style-name="objectwithoutfill">
      <style:graphic-properties svg:stroke-width="0.051cm" draw:marker-start-width="0.276cm" draw:marker-end="Arrow" draw:marker-end-width="0.376cm" draw:fill="solid" draw:fill-color="#000000" draw:textarea-horizontal-align="center" fo:padding-top="0.15cm" fo:padding-bottom="0.15cm" fo:padding-left="0.275cm" fo:padding-right="0.275cm"/>
    </style:style>
    <style:style style:name="gr19" style:family="graphic" style:parent-style-name="standard">
      <style:graphic-properties svg:stroke-width="0cm" draw:textarea-horizontal-align="justify" draw:textarea-vertical-align="middle" draw:auto-grow-height="false"/>
    </style:style>
    <style:style style:name="gr20" style:family="graphic" style:parent-style-name="objectwithoutfill">
      <style:graphic-properties draw:stroke="dash" draw:stroke-dash="Fine_20_Dashed_20__28_var_29_" svg:stroke-width="0.051cm" draw:marker-start-width="0.276cm" draw:marker-end="Arrow" draw:marker-end-width="0.376cm" draw:fill="none" draw:textarea-horizontal-align="center" fo:padding-top="0.15cm" fo:padding-bottom="0.15cm" fo:padding-left="0.275cm" fo:padding-right="0.275cm"/>
    </style:style>
    <style:style style:name="gr21" style:family="graphic" style:parent-style-name="standard">
      <style:graphic-properties draw:stroke="none" draw:stroke-dash="Fine_20_Dashed_20__28_var_29_" svg:stroke-width="0.102cm" svg:stroke-color="#c0c0c0" draw:marker-start-width="0.352cm" draw:marker-end-width="0.352cm" draw:fill="solid" draw:fill-color="#808080" draw:textarea-horizontal-align="justify" draw:textarea-vertical-align="middle" draw:auto-grow-height="false" fo:min-height="0cm" fo:min-width="0cm" fo:padding-top="0.175cm" fo:padding-bottom="0.175cm" fo:padding-left="0.3cm" fo:padding-right="0.3cm" fo:wrap-option="no-wrap"/>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3">
      <style:graphic-properties draw:fill-color="#ffffff" draw:auto-grow-height="true" fo:min-height="10.216cm"/>
    </style:style>
    <style:style style:name="pr3" style:family="presentation" style:parent-style-name="TWU_25_20Lecture-notes">
      <style:graphic-properties draw:fill-color="#ffffff" draw:auto-grow-height="true" fo:min-height="12.572cm"/>
    </style:style>
    <style:style style:name="pr4" style:family="presentation" style:parent-style-name="TWU_20_Slide-title">
      <style:graphic-properties fo:min-height="1.808cm"/>
    </style:style>
    <style:style style:name="pr5" style:family="presentation" style:parent-style-name="TWU_20_Slide-outline1">
      <style:graphic-properties fo:min-height="15.734cm"/>
    </style:style>
    <style:style style:name="pr6" style:family="presentation" style:parent-style-name="TWU_20_Slide-notes">
      <style:graphic-properties draw:fill-color="#ffffff" draw:auto-grow-height="true" fo:min-height="12.572cm"/>
    </style:style>
    <style:style style:name="pr7" style:family="presentation" style:parent-style-name="TWU_20_Slide-notes">
      <style:graphic-properties draw:fill-color="#ffffff" fo:min-height="12.572cm"/>
    </style:style>
    <style:style style:name="pr8" style:family="presentation" style:parent-style-name="TWU_20_Slide-title">
      <style:graphic-properties draw:auto-grow-height="true" fo:min-height="1.808cm"/>
    </style:style>
    <style:style style:name="pr9" style:family="presentation" style:parent-style-name="TWU_20_Slide-outline1">
      <style:graphic-properties draw:auto-grow-height="true" fo:min-height="7.504cm"/>
    </style:style>
    <style:style style:name="pr10" style:family="presentation" style:parent-style-name="TWU_20_Slide-outline1">
      <style:graphic-properties fo:min-height="7.504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text-properties fo:color="#000000" fo:font-weight="bold" style:font-weight-asian="bold" style:font-weight-complex="bold"/>
    </style:style>
    <style:style style:name="P4" style:family="paragraph">
      <style:paragraph-properties fo:text-align="center"/>
    </style:style>
    <style:style style:name="P5" style:family="paragraph">
      <style:text-properties fo:color="#ccffff" fo:font-weight="bold" style:font-weight-asian="bold" style:font-weight-complex="bold"/>
    </style:style>
    <style:style style:name="P6" style:family="paragraph">
      <style:paragraph-properties fo:text-align="center"/>
      <style:text-properties fo:font-weight="bold" style:font-weight-asian="bold" style:font-weight-complex="bold"/>
    </style:style>
    <style:style style:name="P7" style:family="paragraph">
      <style:text-properties fo:color="#ffff00" fo:font-style="italic" style:font-style-asian="italic" style:font-style-complex="italic"/>
    </style:style>
    <style:style style:name="P8" style:family="paragraph">
      <style:text-properties style:text-position="0% 100%" fo:font-style="italic" style:font-style-asian="italic" style:font-style-complex="italic"/>
    </style:style>
    <style:style style:name="P9" style:family="paragraph">
      <style:text-properties fo:font-size="16pt"/>
    </style:style>
    <style:style style:name="T1" style:family="text">
      <style:text-properties fo:color="#ffff00"/>
    </style:style>
    <style:style style:name="T2" style:family="text">
      <style:text-properties fo:color="#23ff23"/>
    </style:style>
    <style:style style:name="T3" style:family="text">
      <style:text-properties fo:color="#ffcc99"/>
    </style:style>
    <style:style style:name="T4" style:family="text">
      <style:text-properties fo:color="#000000" fo:font-weight="bold" style:font-weight-asian="bold" style:font-weight-complex="bold"/>
    </style:style>
    <style:style style:name="T5" style:family="text">
      <style:text-properties fo:color="#ccffff" fo:font-weight="bold" style:font-weight-asian="bold"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color="#ffff00"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style:text-position="0% 100%" fo:font-size="16pt" fo:font-style="italic" style:font-size-asian="16pt" style:font-style-asian="italic" style:font-size-complex="16pt" style:font-style-complex="italic"/>
    </style:style>
    <style:style style:name="T10" style:family="text">
      <style:text-properties style:text-position="0% 100%"/>
    </style:style>
    <style:style style:name="T11" style:family="text">
      <style:text-properties fo:color="#23ff23" style:text-position="0% 100%"/>
    </style:style>
    <style:style style:name="T12" style:family="text">
      <style:text-properties fo:color="#23ff23" style:text-position="-33% 58%"/>
    </style:style>
    <style:style style:name="T13" style:family="text">
      <style:text-properties fo:font-size="20pt" fo:font-weight="normal" style:font-size-asian="20pt" style:font-weight-asian="normal" style:font-size-complex="20pt" style:font-weight-complex="normal"/>
    </style:style>
    <style:style style:name="T14" style:family="text">
      <style:text-properties fo:color="#ffff00" fo:font-size="20pt" fo:font-weight="normal" style:font-size-asian="20pt" style:font-weight-asian="normal" style:font-size-complex="20pt" style:font-weight-complex="normal"/>
    </style:style>
    <style:style style:name="T15" style:family="text">
      <style:text-properties fo:color="#ffffff"/>
    </style:style>
    <style:style style:name="T16" style:family="text">
      <style:text-properties fo:color="#23ff23" style:text-position="33% 58%"/>
    </style:style>
    <style:style style:name="T17" style:family="text">
      <style:text-properties fo:color="#ffff00" style:text-position="0% 100%"/>
    </style:style>
    <style:style style:name="T18" style:family="text">
      <style:text-properties fo:color="#23ff23" fo:font-family="'DejaVu Sans Condensed'" style:font-style-name="Condensed" style:font-family-generic="swiss" style:font-family-asian="'DejaVu Sans Condensed'" style:font-style-name-asian="Condensed" style:font-family-generic-asian="swiss" style:font-family-complex="'DejaVu Sans Condensed'" style:font-style-name-complex="Condensed"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62cm"/>
        <style:text-properties fo:font-family="StarSymbol" style:font-charset="x-symbol" fo:color="#ff9966" fo:font-size="85%"/>
      </text:list-level-style-bullet>
      <text:list-level-style-bullet text:level="2" text:bullet-char="●">
        <style:list-level-properties text:space-before="0.762cm" text:min-label-width="0.762cm"/>
        <style:text-properties fo:font-family="StarSymbol" style:font-charset="x-symbol" fo:color="#9966cc" fo:font-size="75%"/>
      </text:list-level-style-bullet>
      <text:list-level-style-bullet text:level="3" text:bullet-char="">
        <style:list-level-properties text:space-before="1.524cm" text:min-label-width="0.762cm"/>
        <style:text-properties fo:font-family="StarSymbol" style:font-charset="x-symbol" fo:color="#33cc66" fo:font-size="80%"/>
      </text:list-level-style-bullet>
      <text:list-level-style-bullet text:level="4" text:bullet-char="➔">
        <style:list-level-properties text:space-before="2.286cm" text:min-label-width="0.762cm"/>
        <style:text-properties fo:font-family="StarSymbol" style:font-charset="x-symbol" fo:color="#ccccff" fo:font-size="45%"/>
      </text:list-level-style-bullet>
      <text:list-level-style-bullet text:level="5" text:bullet-char="●">
        <style:list-level-properties text:space-before="3.048cm" text:min-label-width="0.762cm"/>
        <style:text-properties fo:font-family="StarSymbol" style:font-charset="x-symbol" style:use-window-font-color="true" fo:font-size="50%"/>
      </text:list-level-style-bullet>
      <text:list-level-style-bullet text:level="6" text:bullet-char="●">
        <style:list-level-properties text:space-before="3.81cm" text:min-label-width="0.762cm"/>
        <style:text-properties fo:font-family="StarSymbol" style:font-charset="x-symbol" style:use-window-font-color="true" fo:font-size="50%"/>
      </text:list-level-style-bullet>
      <text:list-level-style-bullet text:level="7" text:bullet-char="●">
        <style:list-level-properties text:space-before="4.572cm" text:min-label-width="0.762cm"/>
        <style:text-properties fo:font-family="StarSymbol" style:font-charset="x-symbol" style:use-window-font-color="true" fo:font-size="50%"/>
      </text:list-level-style-bullet>
      <text:list-level-style-bullet text:level="8" text:bullet-char="●">
        <style:list-level-properties text:space-before="5.334cm" text:min-label-width="0.762cm"/>
        <style:text-properties fo:font-family="StarSymbol" style:font-charset="x-symbol" style:use-window-font-color="true" fo:font-size="50%"/>
      </text:list-level-style-bullet>
      <text:list-level-style-bullet text:level="9" text:bullet-char="●">
        <style:list-level-properties text:space-before="6.096cm" text:min-label-width="0.762cm"/>
        <style:text-properties fo:font-family="StarSymbol" style:font-charset="x-symbol" style:use-window-font-color="true" fo:font-size="50%"/>
      </text:list-level-style-bullet>
      <text:list-level-style-bullet text:level="10" text:bullet-char="●">
        <style:list-level-properties text:space-before="6.858cm" text:min-label-width="0.762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231: graph algorithms</presentation:footer-decl>
      <presentation:footer-decl presentation:name="ftr2">CMPTxxxx</presentation:footer-decl>
      <presentation:footer-decl presentation:name="ftr3">CMPT231: heapsort &amp; quicksort</presentation:footer-decl>
      <presentation:footer-decl presentation:name="ftr4">CMPT231: B-trees, review</presentation:footer-decl>
      <presentation:footer-decl presentation:name="ftr5">CMPT231: greedy algorithms</presentation:footer-decl>
      <presentation:date-time-decl presentation:name="dtd1" presentation:source="fixed">4 Dec 2012</presentation:date-time-decl>
      <presentation:date-time-decl presentation:name="dtd2" presentation:source="current-date" style:data-style-name="D3"/>
      <presentation:date-time-decl presentation:name="dtd3" presentation:source="fixed">25 Sep 2012</presentation:date-time-decl>
      <presentation:date-time-decl presentation:name="dtd4" presentation:source="fixed">23 Oct 2012</presentation:date-time-decl>
      <presentation:date-time-decl presentation:name="dtd5" presentation:source="fixed">20 Nov 2012</presentation:date-time-decl>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ch22: Graph Algorithms</text:p>
          </draw:text-box>
        </draw:frame>
        <draw:frame presentation:style-name="pr2" draw:text-style-name="P1" draw:layer="layout" svg:width="20.32cm" svg:height="10.216cm" svg:x="3.175cm" svg:y="8.558cm" presentation:class="subtitle" presentation:user-transformed="true">
          <draw:text-box>
            <text:p text:style-name="P1">4 Dec 2012</text:p>
            <text:p text:style-name="P1">CMPT231</text:p>
            <text:p text:style-name="P1">Dr. Sean Ho</text:p>
            <text:p text:style-name="P1">Trinity Western University</text:p>
          </draw:text-box>
        </draw:frame>
        <presentation:notes draw:style-name="dp2" presentation:use-footer-name="ftr2" presentation:use-date-time-name="dtd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Outline for today</text:p>
          </draw:text-box>
        </draw:frame>
        <draw:frame presentation:style-name="pr5" draw:layer="layout" svg:width="25.958cm" svg:height="15.734cm" svg:x="1.072cm" svg:y="3.039cm" presentation:class="outline">
          <draw:text-box>
            <text:list text:style-name="L2">
              <text:list-item>
                <text:p><text:span text:style-name="T1">Depth-first</text:span> search</text:p>
                <text:list>
                  <text:list-item>
                    <text:p><text:span text:style-name="T1">Parenthesis</text:span> structure</text:p>
                  </text:list-item>
                  <text:list-item>
                    <text:p><text:span text:style-name="T1">Edge</text:span> classification</text:p>
                  </text:list-item>
                  <text:list-item>
                    <text:p>Topological <text:span text:style-name="T1">sort</text:span></text:p>
                  </text:list-item>
                  <text:list-item>
                    <text:p>Finding <text:span text:style-name="T1">strongly-connected </text:span>components</text:p>
                  </text:list-item>
                </text:list>
              </text:list-item>
              <text:list-item>
                <text:p><text:span text:style-name="T1">Semester overview</text:span></text:p>
              </text:list-item>
            </text:list>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presentation:user-transformed="true">
          <draw:text-box>
            <text:p>Breadth-first search algorithm</text:p>
          </draw:text-box>
        </draw:frame>
        <draw:frame presentation:style-name="pr5" draw:layer="layout" svg:width="25.958cm" svg:height="15.734cm" svg:x="1.072cm" svg:y="3.039cm" presentation:class="outline">
          <draw:text-box>
            <text:list text:style-name="L2">
              <text:list-item>
                <text:p>Input: <text:span text:style-name="T1">vertex</text:span> list, <text:span text:style-name="T1">adjacency</text:span> list (linked lists), <text:span text:style-name="T1">start</text:span></text:p>
              </text:list-item>
              <text:list-item>
                <text:p>Output: <text:span text:style-name="T1">modify</text:span> vertex list to add <text:span text:style-name="T1">parent</text:span> pointers</text:p>
                <text:list>
                  <text:list-item>
                    <text:list>
                      <text:list-item>
                        <text:list>
                          <text:list-item>
                            <text:p>def <text:span text:style-name="T1">BFS</text:span>(<text:span text:style-name="T2">V</text:span>, <text:span text:style-name="T2">E</text:span>, <text:span text:style-name="T2">start</text:span>):</text:p>
                            <text:list>
                              <text:list-item>
                                <text:p>initialise all <text:span text:style-name="T2">vertices</text:span> to be <text:span text:style-name="T3">white</text:span>, with <text:span text:style-name="T3">NULL</text:span> parent</text:p>
                              </text:list-item>
                              <text:list-item>
                                <text:p>initialise <text:span text:style-name="T2">start</text:span> to be <text:span text:style-name="T3">grey</text:span></text:p>
                              </text:list-item>
                              <text:list-item>
                                <text:p>initialise <text:span text:style-name="T1">FIFO</text:span>: <text:span text:style-name="T2">Q</text:span>.<text:span text:style-name="T1">push</text:span>(<text:span text:style-name="T2">start</text:span>)</text:p>
                              </text:list-item>
                              <text:list-item>
                                <text:p>while <text:span text:style-name="T2">Q</text:span>.<text:span text:style-name="T1">notempty</text:span>():</text:p>
                                <text:list>
                                  <text:list-item>
                                    <text:p><text:span text:style-name="T2">u</text:span> = <text:span text:style-name="T2">Q</text:span>.<text:span text:style-name="T1">pop</text:span>()</text:p>
                                  </text:list-item>
                                  <text:list-item>
                                    <text:p>for each <text:span text:style-name="T2">v</text:span> in <text:span text:style-name="T2">E.adj</text:span>[<text:span text:style-name="T2">u</text:span>]:</text:p>
                                    <text:list>
                                      <text:list-item>
                                        <text:p>if <text:span text:style-name="T2">v</text:span>.<text:span text:style-name="T2">colour</text:span> == <text:span text:style-name="T3">white</text:span>:</text:p>
                                        <text:list>
                                          <text:list-item>
                                            <text:p><text:span text:style-name="T2">v</text:span>.<text:span text:style-name="T2">colour</text:span> = <text:span text:style-name="T3">grey</text:span></text:p>
                                          </text:list-item>
                                          <text:list-item>
                                            <text:p><text:span text:style-name="T2">v</text:span>.<text:span text:style-name="T2">parent</text:span> = <text:span text:style-name="T2">u</text:span></text:p>
                                          </text:list-item>
                                          <text:list-item>
                                            <text:p><text:span text:style-name="T2">Q</text:span>.<text:span text:style-name="T1">push</text:span>(<text:span text:style-name="T2">v</text:span>)</text:p>
                                          </text:list-item>
                                        </text:list>
                                      </text:list-item>
                                    </text:list>
                                  </text:list-item>
                                  <text:list-item>
                                    <text:p><text:span text:style-name="T2">u</text:span>.<text:span text:style-name="T2">colour</text:span> = <text:span text:style-name="T3">black</text:span></text:p>
                                  </text:list-item>
                                </text:list>
                              </text:list-item>
                            </text:list>
                          </text:list-item>
                        </text:list>
                      </text:list-item>
                    </text:list>
                  </text:list-item>
                </text:list>
              </text:list-item>
              <text:list-item>
                <text:p>Complexity: O(<text:span text:style-name="T2">V</text:span> + <text:span text:style-name="T2">E</text:span>)</text:p>
              </text:list-item>
            </text:list>
          </draw:text-box>
        </draw:frame>
        <draw:custom-shape draw:style-name="gr2" draw:text-style-name="P3" xml:id="id1" draw:id="id1" draw:layer="layout" svg:width="0.93cm" svg:height="0.93cm" svg:x="19.93cm" svg:y="8.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 draw:id="id2" draw:layer="layout" svg:width="0.93cm" svg:height="0.93cm" svg:x="18.43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4" draw:id="id4" draw:layer="layout" svg:width="0.93cm" svg:height="0.93cm" svg:x="21.33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 draw:id="id3" draw:layer="layout" svg:width="0.93cm" svg:height="0.93cm" svg:x="17.03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5" draw:id="id5" draw:layer="layout" svg:width="0.93cm" svg:height="0.93cm" svg:x="19.93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20.066cm" svg:y1="9.486cm" svg:x2="18.895cm" svg:y2="10.79cm" draw:start-shape="id1" draw:start-glue-point="7" draw:end-shape="id2" draw:end-glue-point="4" svg:d="m20066 9486-1171 1304" svg:viewBox="0 0 1172 1305">
          <text:p/>
        </draw:connector>
        <draw:connector draw:style-name="gr4" draw:text-style-name="P4" draw:layer="layout" draw:type="line" svg:x1="18.566cm" svg:y1="11.584cm" svg:x2="17.824cm" svg:y2="12.576cm" draw:start-shape="id2" draw:start-glue-point="7" draw:end-shape="id3" draw:end-glue-point="11" svg:d="m18566 11584-742 992" svg:viewBox="0 0 743 993">
          <text:p/>
        </draw:connector>
        <draw:connector draw:style-name="gr4" draw:text-style-name="P4" draw:layer="layout" draw:type="line" svg:x1="20.724cm" svg:y1="9.486cm" svg:x2="21.795cm" svg:y2="10.79cm" draw:start-shape="id1" draw:start-glue-point="9" draw:end-shape="id4" draw:end-glue-point="4" svg:d="m20724 9486 1071 1304" svg:viewBox="0 0 1072 1305">
          <text:p/>
        </draw:connector>
        <draw:connector draw:style-name="gr4" draw:text-style-name="P4" draw:layer="layout" draw:type="line" svg:x1="19.224cm" svg:y1="11.584cm" svg:x2="20.066cm" svg:y2="12.576cm" draw:start-shape="id2" draw:start-glue-point="9" draw:end-shape="id5" draw:end-glue-point="5" svg:d="m19224 11584 842 992" svg:viewBox="0 0 843 993">
          <text:p/>
        </draw:connector>
        <draw:connector draw:style-name="gr4" draw:text-style-name="P4" draw:layer="layout" draw:type="line" svg:x1="20.724cm" svg:y1="12.576cm" svg:x2="21.466cm" svg:y2="11.584cm" draw:start-shape="id5" draw:start-glue-point="11" draw:end-shape="id4" draw:end-glue-point="7" svg:d="m20724 12576 742-992" svg:viewBox="0 0 743 993">
          <text:p/>
        </draw:connector>
        <draw:connector draw:style-name="gr4" draw:text-style-name="P4" draw:layer="layout" draw:type="line" svg:x1="19.36cm" svg:y1="11.255cm" svg:x2="21.33cm" svg:y2="11.255cm" draw:start-shape="id2" draw:start-glue-point="10" draw:end-shape="id4" draw:end-glue-point="6" svg:d="m19360 11255h1970" svg:viewBox="0 0 1971 1">
          <text:p/>
        </draw:connector>
        <draw:custom-shape draw:style-name="gr5" draw:text-style-name="P3" xml:id="id6" draw:id="id6" draw:layer="layout" svg:width="0.93cm" svg:height="0.93cm" svg:x="25.43cm" svg:y="8.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xml:id="id7" draw:id="id7" draw:layer="layout" svg:width="0.93cm" svg:height="0.93cm" svg:x="23.93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9" draw:id="id9" draw:layer="layout" svg:width="0.93cm" svg:height="0.93cm" svg:x="26.83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xml:id="id8" draw:id="id8" draw:layer="layout" svg:width="0.93cm" svg:height="0.93cm" svg:x="22.53cm" svg:y="12.44cm">
          <text:p text:style-name="P4"><text:span text:style-name="T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0" draw:id="id10" draw:layer="layout" svg:width="0.93cm" svg:height="0.93cm" svg:x="25.43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25.566cm" svg:y1="9.486cm" svg:x2="24.395cm" svg:y2="10.79cm" draw:start-shape="id6" draw:start-glue-point="7" draw:end-shape="id7" draw:end-glue-point="4" svg:d="m25566 9486-1171 1304" svg:viewBox="0 0 1172 1305">
          <text:p/>
        </draw:connector>
        <draw:connector draw:style-name="gr4" draw:text-style-name="P4" draw:layer="layout" draw:type="line" svg:x1="24.066cm" svg:y1="11.584cm" svg:x2="23.324cm" svg:y2="12.576cm" draw:start-shape="id7" draw:start-glue-point="7" draw:end-shape="id8" draw:end-glue-point="11" svg:d="m24066 11584-742 992" svg:viewBox="0 0 743 993">
          <text:p/>
        </draw:connector>
        <draw:connector draw:style-name="gr4" draw:text-style-name="P4" draw:layer="layout" draw:type="line" svg:x1="26.224cm" svg:y1="9.486cm" svg:x2="27.295cm" svg:y2="10.79cm" draw:start-shape="id6" draw:start-glue-point="9" draw:end-shape="id9" draw:end-glue-point="4" svg:d="m26224 9486 1071 1304" svg:viewBox="0 0 1072 1305">
          <text:p/>
        </draw:connector>
        <draw:connector draw:style-name="gr4" draw:text-style-name="P4" draw:layer="layout" draw:type="line" svg:x1="24.724cm" svg:y1="11.584cm" svg:x2="25.566cm" svg:y2="12.576cm" draw:start-shape="id7" draw:start-glue-point="9" draw:end-shape="id10" draw:end-glue-point="5" svg:d="m24724 11584 842 992" svg:viewBox="0 0 843 993">
          <text:p/>
        </draw:connector>
        <draw:connector draw:style-name="gr4" draw:text-style-name="P4" draw:layer="layout" draw:type="line" svg:x1="26.224cm" svg:y1="12.576cm" svg:x2="26.966cm" svg:y2="11.584cm" draw:start-shape="id10" draw:start-glue-point="11" draw:end-shape="id9" draw:end-glue-point="7" svg:d="m26224 12576 742-992" svg:viewBox="0 0 743 993">
          <text:p/>
        </draw:connector>
        <draw:connector draw:style-name="gr4" draw:text-style-name="P4" draw:layer="layout" draw:type="line" svg:x1="24.86cm" svg:y1="11.255cm" svg:x2="26.83cm" svg:y2="11.255cm" draw:start-shape="id7" draw:start-glue-point="10" draw:end-shape="id9" draw:end-glue-point="6" svg:d="m24860 11255h1970" svg:viewBox="0 0 1971 1">
          <text:p/>
        </draw:connector>
        <draw:custom-shape draw:style-name="gr2" draw:text-style-name="P3" xml:id="id11" draw:id="id11" draw:layer="layout" svg:width="0.93cm" svg:height="0.93cm" svg:x="21.33cm" svg:y="14.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2" draw:id="id12" draw:layer="layout" svg:width="0.93cm" svg:height="0.93cm" svg:x="19.83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xml:id="id15" draw:id="id15" draw:layer="layout" svg:width="0.93cm" svg:height="0.93cm" svg:x="22.73cm" svg:y="16.2cm">
          <text:p text:style-name="P4"><text:span text:style-name="T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4" draw:id="id14" draw:layer="layout" svg:width="0.93cm" svg:height="0.93cm" svg:x="26.61cm" svg:y="14.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xml:id="id16" draw:id="id16" draw:layer="layout" svg:width="0.93cm" svg:height="0.93cm" svg:x="21.33cm" svg:y="17.83cm">
          <text:p text:style-name="P4"><text:span text:style-name="T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21.466cm" svg:y1="14.849cm" svg:x2="20.295cm" svg:y2="16.2cm" draw:start-shape="id11" draw:start-glue-point="7" draw:end-shape="id12" draw:end-glue-point="4" svg:d="m21466 14849-1171 1351" svg:viewBox="0 0 1172 1352">
          <text:p/>
        </draw:connector>
        <draw:connector draw:style-name="gr4" draw:text-style-name="P4" draw:layer="layout" draw:type="line" svg:x1="25cm" svg:y1="14.52cm" svg:x2="26.61cm" svg:y2="14.52cm" draw:start-shape="id13" draw:start-glue-point="10" draw:end-shape="id14" draw:end-glue-point="6" svg:d="m25000 14520h1610" svg:viewBox="0 0 1611 1">
          <text:p/>
        </draw:connector>
        <draw:connector draw:style-name="gr4" draw:text-style-name="P4" draw:layer="layout" draw:type="line" svg:x1="22.124cm" svg:y1="14.849cm" svg:x2="23.195cm" svg:y2="16.2cm" draw:start-shape="id11" draw:start-glue-point="9" draw:end-shape="id15" draw:end-glue-point="4" svg:d="m22124 14849 1071 1351" svg:viewBox="0 0 1072 1352">
          <text:p/>
        </draw:connector>
        <draw:connector draw:style-name="gr4" draw:text-style-name="P4" draw:layer="layout" draw:type="line" svg:x1="20.624cm" svg:y1="16.994cm" svg:x2="21.466cm" svg:y2="17.966cm" draw:start-shape="id12" draw:start-glue-point="9" draw:end-shape="id16" draw:end-glue-point="5" svg:d="m20624 16994 842 972" svg:viewBox="0 0 843 973">
          <text:p/>
        </draw:connector>
        <draw:connector draw:style-name="gr4" draw:text-style-name="P4" draw:layer="layout" draw:type="line" svg:x1="22.124cm" svg:y1="17.966cm" svg:x2="22.866cm" svg:y2="16.994cm" draw:start-shape="id16" draw:start-glue-point="11" draw:end-shape="id15" draw:end-glue-point="7" svg:d="m22124 17966 742-972" svg:viewBox="0 0 743 973">
          <text:p/>
        </draw:connector>
        <draw:connector draw:style-name="gr4" draw:text-style-name="P4" draw:layer="layout" draw:type="line" svg:x1="20.76cm" svg:y1="16.665cm" svg:x2="22.73cm" svg:y2="16.665cm" draw:start-shape="id12" draw:start-glue-point="10" draw:end-shape="id15" draw:end-glue-point="6" svg:d="m20760 16665h1970" svg:viewBox="0 0 1971 1">
          <text:p/>
        </draw:connector>
        <draw:custom-shape draw:style-name="gr7" draw:text-style-name="P3" xml:id="id17" draw:id="id17" draw:layer="layout" svg:width="0.93cm" svg:height="0.93cm" svg:x="22.46cm" svg:y="8.692cm">
          <text:p text:style-name="P4"><text:span text:style-name="T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8" draw:id="id18" draw:layer="layout" svg:width="0.93cm" svg:height="0.93cm" svg:x="18.355cm" svg:y="14.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xml:id="id13" draw:id="id13" draw:layer="layout" svg:width="0.93cm" svg:height="0.93cm" svg:x="24.07cm" svg:y="14.055cm">
          <text:p text:style-name="P4"><text:span text:style-name="T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20" draw:id="id20" draw:layer="layout" svg:width="0.93cm" svg:height="0.93cm" svg:x="24.07cm" svg:y="1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9" draw:id="id19" draw:layer="layout" svg:width="0.93cm" svg:height="0.93cm" svg:x="25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22.46cm" svg:y1="9.157cm" svg:x2="20.86cm" svg:y2="9.157cm" draw:start-shape="id17" draw:start-glue-point="6" draw:end-shape="id1" draw:end-glue-point="10" svg:d="m22460 9157h-1600" svg:viewBox="0 0 1601 1">
          <text:p/>
        </draw:connector>
        <draw:connector draw:style-name="gr4" draw:text-style-name="P4" draw:layer="layout" draw:type="line" svg:x1="18.82cm" svg:y1="14.985cm" svg:x2="19.966cm" svg:y2="16.336cm" draw:start-shape="id18" draw:start-glue-point="8" draw:end-shape="id12" draw:end-glue-point="5" svg:d="m18820 14985 1146 1351" svg:viewBox="0 0 1147 1352">
          <text:p/>
        </draw:connector>
        <draw:connector draw:style-name="gr4" draw:text-style-name="P4" draw:layer="layout" draw:type="line" svg:x1="23.254cm" svg:y1="9.486cm" svg:x2="24.066cm" svg:y2="10.926cm" draw:start-shape="id17" draw:start-glue-point="9" draw:end-shape="id7" draw:end-glue-point="5" svg:d="m23254 9486 812 1440" svg:viewBox="0 0 813 1441">
          <text:p/>
        </draw:connector>
        <draw:connector draw:style-name="gr4" draw:text-style-name="P4" draw:layer="layout" draw:type="line" svg:x1="19.285cm" svg:y1="14.52cm" svg:x2="21.33cm" svg:y2="14.52cm" draw:start-shape="id18" draw:start-glue-point="10" draw:end-shape="id11" draw:end-glue-point="6" svg:d="m19285 14520h2045" svg:viewBox="0 0 2046 1">
          <text:p/>
        </draw:connector>
        <draw:connector draw:style-name="gr4" draw:text-style-name="P4" draw:layer="layout" draw:type="line" svg:x1="25.136cm" svg:y1="16.336cm" svg:x2="24.535cm" svg:y2="14.985cm" draw:start-shape="id19" draw:start-glue-point="5" draw:end-shape="id13" draw:end-glue-point="8" svg:d="m25136 16336-601-1351" svg:viewBox="0 0 602 1352">
          <text:p/>
        </draw:connector>
        <draw:connector draw:style-name="gr4" draw:text-style-name="P4" draw:layer="layout" draw:type="line" svg:x1="17.824cm" svg:y1="13.234cm" svg:x2="18.491cm" svg:y2="14.191cm" draw:start-shape="id3" draw:start-glue-point="9" draw:end-shape="id18" draw:end-glue-point="5" svg:d="m17824 13234 667 957" svg:viewBox="0 0 668 958">
          <text:p/>
        </draw:connector>
        <draw:connector draw:style-name="gr4" draw:text-style-name="P4" draw:layer="layout" draw:type="line" svg:x1="17.96cm" svg:y1="12.905cm" svg:x2="19.93cm" svg:y2="12.905cm" draw:start-shape="id3" draw:start-glue-point="10" draw:end-shape="id5" draw:end-glue-point="6" svg:d="m17960 12905h1970" svg:viewBox="0 0 1971 1">
          <text:p/>
        </draw:connector>
        <draw:connector draw:style-name="gr4" draw:text-style-name="P4" draw:layer="layout" draw:type="line" svg:x1="20.86cm" svg:y1="12.905cm" svg:x2="22.53cm" svg:y2="12.905cm" draw:start-shape="id5" draw:start-glue-point="10" draw:end-shape="id8" draw:end-glue-point="6" svg:d="m20860 12905h1670" svg:viewBox="0 0 1671 1">
          <text:p/>
        </draw:connector>
        <draw:connector draw:style-name="gr4" draw:text-style-name="P4" draw:layer="layout" draw:type="line" svg:x1="22.26cm" svg:y1="14.52cm" svg:x2="24.07cm" svg:y2="14.52cm" draw:start-shape="id11" draw:start-glue-point="10" draw:end-shape="id13" draw:end-glue-point="6" svg:d="m22260 14520h1810" svg:viewBox="0 0 1811 1">
          <text:p/>
        </draw:connector>
        <draw:connector draw:style-name="gr4" draw:text-style-name="P4" draw:layer="layout" draw:type="line" svg:x1="22.124cm" svg:y1="14.191cm" svg:x2="22.666cm" svg:y2="13.234cm" draw:start-shape="id11" draw:start-glue-point="11" draw:end-shape="id8" draw:end-glue-point="7" svg:d="m22124 14191 542-957" svg:viewBox="0 0 543 958">
          <text:p/>
        </draw:connector>
        <draw:connector draw:style-name="gr4" draw:text-style-name="P4" draw:layer="layout" draw:type="line" svg:x1="23.524cm" svg:y1="16.994cm" svg:x2="24.206cm" svg:y2="17.966cm" draw:start-shape="id15" draw:start-glue-point="9" draw:end-shape="id20" draw:end-glue-point="5" svg:d="m23524 16994 682 972" svg:viewBox="0 0 683 973">
          <text:p/>
        </draw:connector>
        <draw:frame draw:style-name="gr8" draw:text-style-name="P5" draw:layer="layout" svg:width="0.993cm" svg:height="0.988cm" svg:x="1.37cm" svg:y="7.169cm">
          <draw:text-box>
            <text:p><text:span text:style-name="T5">V</text:span></text:p>
          </draw:text-box>
        </draw:frame>
        <draw:line draw:style-name="gr9" draw:text-style-name="P4" draw:layer="layout" svg:x1="2.54cm" svg:y1="7.62cm" svg:x2="3.81cm" svg:y2="7.62cm">
          <text:p/>
        </draw:line>
        <draw:frame draw:style-name="gr8" draw:text-style-name="P5" draw:layer="layout" svg:width="0.934cm" svg:height="0.988cm" svg:x="1.371cm" svg:y="12.769cm">
          <draw:text-box>
            <text:p><text:span text:style-name="T5">E</text:span></text:p>
          </draw:text-box>
        </draw:frame>
        <draw:custom-shape draw:style-name="gr10" draw:text-style-name="P4" draw:layer="layout" svg:width="0.635cm" svg:height="5.715cm" svg:x="2.88cm" svg:y="10.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presentation:use-footer-name="ftr2" presentation:use-date-time-name="dtd2">
          <office:forms form:automatic-focus="false" form:apply-design-mode="false"/>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Depth-first search</text:p>
          </draw:text-box>
        </draw:frame>
        <draw:frame presentation:style-name="pr5" draw:layer="layout" svg:width="25.958cm" svg:height="15.734cm" svg:x="1.072cm" svg:y="3.039cm" presentation:class="outline">
          <draw:text-box>
            <text:list text:style-name="L2">
              <text:list-item>
                <text:p>Explore as <text:span text:style-name="T1">deep</text:span> as we can go</text:p>
                <text:list>
                  <text:list-item>
                    <text:p><text:span text:style-name="T1">Backtrack</text:span> to explore other paths</text:p>
                  </text:list-item>
                  <text:list-item>
                    <text:p><text:span text:style-name="T1">Recursive</text:span> algorithm</text:p>
                  </text:list-item>
                </text:list>
              </text:list-item>
              <text:list-item>
                <text:p><text:span text:style-name="T1">Colouring</text:span>: <text:span text:style-name="T2">white</text:span> = undiscovered</text:p>
                <text:list>
                  <text:list-item>
                    <text:p><text:span text:style-name="T2">Grey</text:span> = discovered</text:p>
                  </text:list-item>
                  <text:list-item>
                    <text:p><text:span text:style-name="T2">Black</text:span> = finished (visited all neighbours)</text:p>
                  </text:list-item>
                </text:list>
              </text:list-item>
              <text:list-item>
                <text:p>Add <text:span text:style-name="T1">timestamps</text:span> on <text:span text:style-name="T2">discover</text:span> and <text:span text:style-name="T2">finish</text:span></text:p>
              </text:list-item>
              <text:list-item>
                <text:p>Overlays a <text:span text:style-name="T1">forest</text:span> on the graph</text:p>
                <text:list>
                  <text:list-item>
                    <text:p><text:span text:style-name="T1">Subtree</text:span> at a node = nodes visited between this node's <text:span text:style-name="T2">discovery</text:span> and <text:span text:style-name="T2">finish</text:span></text:p>
                  </text:list-item>
                </text:list>
              </text:list-item>
            </text:list>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DFS algorithm</text:p>
          </draw:text-box>
        </draw:frame>
        <draw:frame presentation:style-name="pr5" draw:layer="layout" svg:width="23.693cm" svg:height="15.734cm" svg:x="-3.528cm" svg:y="3.039cm" presentation:class="outline" presentation:user-transformed="true">
          <draw:text-box>
            <text:list text:style-name="L2">
              <text:list-item>
                <text:list>
                  <text:list-item>
                    <text:list>
                      <text:list-item>
                        <text:list>
                          <text:list-item>
                            <text:p>def <text:span text:style-name="T1">DFS</text:span>(G):</text:p>
                            <text:list>
                              <text:list-item>
                                <text:p>initialise all <text:span text:style-name="T2">vertices</text:span> to be <text:span text:style-name="T3">white</text:span>, with <text:span text:style-name="T3">NULL</text:span> parent</text:p>
                              </text:list-item>
                              <text:list-item>
                                <text:p><text:span text:style-name="T2">time</text:span> = 0</text:p>
                              </text:list-item>
                              <text:list-item>
                                <text:p>for <text:span text:style-name="T2">u</text:span> in <text:span text:style-name="T2">vertices</text:span>:</text:p>
                                <text:list>
                                  <text:list-item>
                                    <text:p>if <text:span text:style-name="T2">u</text:span> is <text:span text:style-name="T3">white</text:span>: <text:span text:style-name="T1">DFS-Visit</text:span>(G, u)</text:p>
                                  </text:list-item>
                                </text:list>
                              </text:list-item>
                            </text:list>
                          </text:list-item>
                          <text:list-item>
                            <text:p>def <text:span text:style-name="T1">DFS-Visit</text:span>(G,u):</text:p>
                            <text:list>
                              <text:list-item>
                                <text:p><text:span text:style-name="T2">time</text:span>++</text:p>
                              </text:list-item>
                              <text:list-item>
                                <text:p>u.<text:span text:style-name="T2">discovered</text:span> = <text:span text:style-name="T2">time</text:span></text:p>
                              </text:list-item>
                              <text:list-item>
                                <text:p>u.<text:span text:style-name="T2">colour</text:span> = <text:span text:style-name="T3">gray</text:span></text:p>
                              </text:list-item>
                              <text:list-item>
                                <text:p>for <text:span text:style-name="T2">v</text:span> in <text:span text:style-name="T2">u's neighbours</text:span>:</text:p>
                                <text:list>
                                  <text:list-item>
                                    <text:p>if <text:span text:style-name="T2">v</text:span> is <text:span text:style-name="T3">white</text:span>:</text:p>
                                    <text:list>
                                      <text:list-item>
                                        <text:p>v.<text:span text:style-name="T2">parent</text:span> = <text:span text:style-name="T2">u</text:span></text:p>
                                      </text:list-item>
                                      <text:list-item>
                                        <text:p><text:span text:style-name="T1">DFS-Visit</text:span>(G, v)</text:p>
                                      </text:list-item>
                                    </text:list>
                                  </text:list-item>
                                </text:list>
                              </text:list-item>
                              <text:list-item>
                                <text:p>u.<text:span text:style-name="T2">colour</text:span> = <text:span text:style-name="T3">black</text:span></text:p>
                              </text:list-item>
                              <text:list-item>
                                <text:p><text:span text:style-name="T2">time</text:span>++</text:p>
                              </text:list-item>
                              <text:list-item>
                                <text:p>u.<text:span text:style-name="T2">finished</text:span> = <text:span text:style-name="T2">time</text:span></text:p>
                              </text:list-item>
                            </text:list>
                          </text:list-item>
                        </text:list>
                      </text:list-item>
                    </text:list>
                  </text:list-item>
                </text:list>
              </text:list-item>
            </text:list>
          </draw:text-box>
        </draw:frame>
        <draw:custom-shape draw:style-name="gr11" draw:text-style-name="P6" xml:id="id21" draw:id="id21" draw:layer="layout" svg:width="2.105cm" svg:height="0.835cm" svg:x="15.945cm" svg:y="10.75cm">
          <text:p text:style-name="P6"><text:span text:style-name="T6">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6" xml:id="id22" draw:id="id22" draw:layer="layout" svg:width="2.105cm" svg:height="0.835cm" svg:x="21.046cm" svg:y="10.751cm">
          <text:p text:style-name="P6"><text:span text:style-name="T6">6/</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6" xml:id="id23" draw:id="id23" draw:layer="layout" svg:width="2.105cm" svg:height="0.835cm" svg:x="15.945cm" svg:y="13.15cm">
          <text:p text:style-name="P6"><text:span text:style-name="T6">2/5</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6" xml:id="id24" draw:id="id24" draw:layer="layout" svg:width="2.105cm" svg:height="0.835cm" svg:x="21.046cm" svg:y="13.151cm">
          <text:p text:style-name="P6"><text:span text:style-name="T6">/</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6" xml:id="id25" draw:id="id25" draw:layer="layout" svg:width="2.105cm" svg:height="0.835cm" svg:x="15.945cm" svg:y="15.75cm">
          <text:p text:style-name="P6"><text:span text:style-name="T6">3/4</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6" xml:id="id26" draw:id="id26" draw:layer="layout" svg:width="2.105cm" svg:height="0.835cm" svg:x="21.046cm" svg:y="15.751cm">
          <text:p text:style-name="P6"><text:span text:style-name="T6">/</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4" draw:text-style-name="P4" draw:layer="layout" draw:type="line" svg:x1="18.05cm" svg:y1="11.168cm" svg:x2="21.046cm" svg:y2="11.169cm" draw:start-shape="id21" draw:start-glue-point="10" draw:end-shape="id22" draw:end-glue-point="6" svg:d="m18050 11168 2996 1" svg:viewBox="0 0 2997 2">
          <text:p/>
        </draw:connector>
        <draw:connector draw:style-name="gr14" draw:text-style-name="P4" draw:layer="layout" draw:type="line" svg:x1="16.997cm" svg:y1="11.585cm" svg:x2="16.998cm" svg:y2="13.15cm" draw:start-shape="id21" draw:start-glue-point="2" draw:end-shape="id23" draw:end-glue-point="4" svg:d="m16997 11585 1 1565" svg:viewBox="0 0 2 1566">
          <text:p/>
        </draw:connector>
        <draw:connector draw:style-name="gr14" draw:text-style-name="P4" draw:layer="layout" draw:type="line" svg:x1="21.354cm" svg:y1="13.864cm" svg:x2="17.742cm" svg:y2="15.872cm" draw:start-shape="id24" draw:start-glue-point="7" draw:end-shape="id25" draw:end-glue-point="11" svg:d="m21354 13864-3612 2008" svg:viewBox="0 0 3613 2009">
          <text:p/>
        </draw:connector>
        <draw:connector draw:style-name="gr14" draw:text-style-name="P4" draw:layer="layout" draw:type="line" svg:x1="16.998cm" svg:y1="13.985cm" svg:x2="16.998cm" svg:y2="15.75cm" draw:start-shape="id23" draw:start-glue-point="8" draw:end-shape="id25" draw:end-glue-point="4" svg:d="m16998 13985v1765" svg:viewBox="0 0 1 1766">
          <text:p/>
        </draw:connector>
        <draw:connector draw:style-name="gr14" draw:text-style-name="P4" draw:layer="layout" draw:type="line" svg:x1="22.099cm" svg:y1="11.586cm" svg:x2="22.098cm" svg:y2="13.151cm" draw:start-shape="id22" draw:start-glue-point="8" draw:end-shape="id24" svg:d="m22099 11586-1 1565" svg:viewBox="0 0 2 1566">
          <text:p/>
        </draw:connector>
        <draw:connector draw:style-name="gr14" draw:text-style-name="P4" draw:layer="layout" draw:type="line" svg:x1="22.099cm" svg:y1="15.751cm" svg:x2="22.099cm" svg:y2="13.986cm" draw:start-shape="id26" draw:start-glue-point="4" draw:end-shape="id24" draw:end-glue-point="8" svg:d="m22099 15751v-1765" svg:viewBox="0 0 1 1766">
          <text:p/>
        </draw:connector>
        <draw:frame draw:style-name="gr15" draw:text-style-name="P7" xml:id="id27" draw:id="id27" draw:layer="layout" svg:width="1.984cm" svg:height="0.988cm" svg:x="13.905cm" svg:y="9.061cm">
          <draw:text-box>
            <text:p text:style-name="P7"><text:span text:style-name="T7">start</text:span></text:p>
          </draw:text-box>
        </draw:frame>
        <draw:frame draw:style-name="gr15" draw:text-style-name="P7" xml:id="id28" draw:id="id28" draw:layer="layout" svg:width="1.514cm" svg:height="0.988cm" svg:x="24.151cm" svg:y="9.79cm">
          <draw:text-box>
            <text:p text:style-name="P7"><text:span text:style-name="T8">cur</text:span></text:p>
          </draw:text-box>
        </draw:frame>
        <draw:connector draw:style-name="gr16" draw:text-style-name="P4" draw:layer="layout" draw:type="line" svg:x1="14.897cm" svg:y1="10.049cm" svg:x2="16.253cm" svg:y2="10.872cm" draw:start-shape="id27" draw:start-glue-point="2" draw:end-shape="id21" draw:end-glue-point="5" svg:d="m14897 10049 1356 823" svg:viewBox="0 0 1357 824">
          <text:p/>
        </draw:connector>
        <draw:connector draw:style-name="gr16" draw:text-style-name="P4" draw:layer="layout" draw:type="line" svg:x1="24.151cm" svg:y1="10.284cm" svg:x2="22.843cm" svg:y2="10.873cm" draw:start-shape="id28" draw:start-glue-point="3" draw:end-shape="id22" draw:end-glue-point="11" svg:d="m24151 10284-1308 589" svg:viewBox="0 0 1309 590">
          <text:p/>
        </draw:connector>
        <draw:connector draw:style-name="gr14" draw:text-style-name="P4" draw:layer="layout" draw:type="line" svg:x1="21.354cm" svg:y1="11.464cm" svg:x2="17.742cm" svg:y2="13.272cm" draw:start-shape="id22" draw:start-glue-point="7" draw:end-shape="id23" draw:end-glue-point="11" svg:d="m21354 11464-3612 1808" svg:viewBox="0 0 3613 1809">
          <text:p/>
        </draw:connector>
        <draw:frame draw:style-name="gr15" draw:text-style-name="P7" draw:layer="layout" svg:width="10.836cm" svg:height="0.988cm" svg:x="14.844cm" svg:y="5.839cm">
          <draw:text-box>
            <text:p><text:span text:style-name="T7">why not just call DFS-Visit once?</text:span></text:p>
          </draw:text-box>
        </draw:frame>
        <draw:line draw:style-name="gr16" draw:text-style-name="P4" draw:layer="layout" svg:x1="14.9cm" svg:y1="6.35cm" svg:x2="11.09cm" svg:y2="6.35cm">
          <text:p/>
        </draw:line>
        <draw:frame draw:style-name="gr15" draw:text-style-name="P8" draw:layer="layout" svg:width="0.858cm" svg:height="0.903cm" svg:x="15.04cm" svg:y="10.971cm">
          <draw:text-box>
            <text:p><text:span text:style-name="T9">u</text:span></text:p>
          </draw:text-box>
        </draw:frame>
        <draw:frame draw:style-name="gr15" draw:text-style-name="P8" draw:layer="layout" svg:width="0.836cm" svg:height="0.903cm" svg:x="15.04cm" svg:y="13.472cm">
          <draw:text-box>
            <text:p><text:span text:style-name="T9">v</text:span></text:p>
          </draw:text-box>
        </draw:frame>
        <draw:frame draw:style-name="gr15" draw:text-style-name="P8" draw:layer="layout" svg:width="0.963cm" svg:height="0.903cm" svg:x="15.04cm" svg:y="16.073cm">
          <draw:text-box>
            <text:p><text:span text:style-name="T9">w</text:span></text:p>
          </draw:text-box>
        </draw:frame>
        <draw:frame draw:style-name="gr15" draw:text-style-name="P8" draw:layer="layout" svg:width="0.836cm" svg:height="0.903cm" svg:x="23.341cm" svg:y="10.972cm">
          <draw:text-box>
            <text:p><text:span text:style-name="T9">x</text:span></text:p>
          </draw:text-box>
        </draw:frame>
        <draw:frame draw:style-name="gr15" draw:text-style-name="P8" draw:layer="layout" svg:width="0.836cm" svg:height="0.903cm" svg:x="23.341cm" svg:y="13.473cm">
          <draw:text-box>
            <text:p><text:span text:style-name="T9">y</text:span></text:p>
          </draw:text-box>
        </draw:frame>
        <draw:frame draw:style-name="gr15" draw:text-style-name="P8" draw:layer="layout" svg:width="0.798cm" svg:height="0.903cm" svg:x="23.341cm" svg:y="16.074cm">
          <draw:text-box>
            <text:p><text:span text:style-name="T9">z</text:span></text:p>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presentation:user-transformed="true">
          <draw:text-box>
            <text:p>Parenthesis structure</text:p>
          </draw:text-box>
        </draw:frame>
        <draw:frame presentation:style-name="pr5" draw:layer="layout" svg:width="25.958cm" svg:height="16.194cm" svg:x="1.072cm" svg:y="3.039cm" presentation:class="outline" presentation:user-transformed="true">
          <draw:text-box>
            <text:list text:style-name="L2">
              <text:list-item>
                <text:p><text:span text:style-name="T1">Subtree</text:span> at a node is visited between the node's <text:span text:style-name="T2">discovery</text:span> and <text:span text:style-name="T2">finish</text:span> times</text:p>
              </text:list-item>
              <text:list-item>
                <text:p>Print a <text:span text:style-name="T10">“</text:span><text:span text:style-name="T11">(</text:span><text:span text:style-name="T12">u</text:span><text:span text:style-name="T10">”</text:span> when we <text:span text:style-name="T1">discover</text:span> a node <text:span text:style-name="T2">u</text:span>,<text:line-break/>and “<text:span text:style-name="T2">)</text:span><text:span text:style-name="T12">u</text:span>” when we <text:span text:style-name="T1">finish</text:span> it:</text:p>
                <text:list>
                  <text:list-item>
                    <text:p>Output will be a valid <text:span text:style-name="T1">parenthesisation</text:span></text:p>
                  </text:list-item>
                  <text:list-item>
                    <text:p>e.g., <text:span text:style-name="T2">(</text:span><text:span text:style-name="T12">u</text:span><text:span text:style-name="T2"> (</text:span><text:span text:style-name="T12">v</text:span><text:span text:style-name="T2"> (</text:span><text:span text:style-name="T12">w</text:span><text:span text:style-name="T2"> )</text:span><text:span text:style-name="T12">w</text:span><text:span text:style-name="T2"> )</text:span><text:span text:style-name="T12">v</text:span><text:span text:style-name="T2"> (</text:span><text:span text:style-name="T12">x</text:span><text:span text:style-name="T2"> (</text:span><text:span text:style-name="T12">y</text:span><text:span text:style-name="T2"> )</text:span><text:span text:style-name="T12">y</text:span><text:span text:style-name="T2"> )</text:span><text:span text:style-name="T12">x</text:span><text:span text:style-name="T2"> )</text:span><text:span text:style-name="T12">u</text:span><text:span text:style-name="T2"> (</text:span><text:span text:style-name="T12">z</text:span><text:span text:style-name="T2"> )</text:span><text:span text:style-name="T12">z</text:span></text:p>
                  </text:list-item>
                  <text:list-item>
                    <text:p>but not: <text:span text:style-name="T2">(</text:span><text:span text:style-name="T12">u</text:span><text:span text:style-name="T2"> (</text:span><text:span text:style-name="T12">v</text:span><text:span text:style-name="T2"> )</text:span><text:span text:style-name="T12">u</text:span><text:span text:style-name="T2"> )</text:span><text:span text:style-name="T12">v</text:span></text:p>
                  </text:list-item>
                </text:list>
              </text:list-item>
              <text:list-item>
                <text:p>The (<text:span text:style-name="T2">discover</text:span>, <text:span text:style-name="T2">finish</text:span>) intervals<text:line-break/>for two vertices are either:</text:p>
                <text:list>
                  <text:list-item>
                    <text:p>Completely <text:span text:style-name="T1">disjoint</text:span>, or</text:p>
                  </text:list-item>
                  <text:list-item>
                    <text:p>One <text:span text:style-name="T1">contained</text:span> in the other</text:p>
                  </text:list-item>
                </text:list>
              </text:list-item>
            </text:list>
          </draw:text-box>
        </draw:frame>
        <draw:custom-shape draw:style-name="gr12" draw:text-style-name="P6" xml:id="id29" draw:id="id29" draw:layer="layout" svg:width="2.105cm" svg:height="0.835cm" svg:x="18.345cm" svg:y="12.15cm">
          <text:p text:style-name="P6"><text:span text:style-name="T6">1/1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6" xml:id="id30" draw:id="id30" draw:layer="layout" svg:width="2.105cm" svg:height="0.835cm" svg:x="23.446cm" svg:y="12.151cm">
          <text:p text:style-name="P6"><text:span text:style-name="T6">6/9</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6" xml:id="id31" draw:id="id31" draw:layer="layout" svg:width="2.105cm" svg:height="0.835cm" svg:x="18.345cm" svg:y="14.55cm">
          <text:p text:style-name="P6"><text:span text:style-name="T6">2/5</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6" xml:id="id32" draw:id="id32" draw:layer="layout" svg:width="2.105cm" svg:height="0.835cm" svg:x="23.446cm" svg:y="14.551cm">
          <text:p text:style-name="P6"><text:span text:style-name="T6">7/8</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6" xml:id="id33" draw:id="id33" draw:layer="layout" svg:width="2.105cm" svg:height="0.835cm" svg:x="18.345cm" svg:y="17.15cm">
          <text:p text:style-name="P6"><text:span text:style-name="T6">3/4</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6" xml:id="id34" draw:id="id34" draw:layer="layout" svg:width="2.105cm" svg:height="0.835cm" svg:x="23.446cm" svg:y="17.151cm">
          <text:p text:style-name="P6"><text:span text:style-name="T6">11/1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7" draw:text-style-name="P4" draw:layer="layout" draw:type="line" svg:x1="20.45cm" svg:y1="12.568cm" svg:x2="23.446cm" svg:y2="12.569cm" draw:start-shape="id29" draw:start-glue-point="10" draw:end-shape="id30" draw:end-glue-point="6" svg:d="m20450 12568 2996 1" svg:viewBox="0 0 2997 2">
          <text:p/>
        </draw:connector>
        <draw:connector draw:style-name="gr17" draw:text-style-name="P4" draw:layer="layout" draw:type="line" svg:x1="19.397cm" svg:y1="12.985cm" svg:x2="19.398cm" svg:y2="14.55cm" draw:start-shape="id29" draw:start-glue-point="2" draw:end-shape="id31" draw:end-glue-point="4" svg:d="m19397 12985 1 1565" svg:viewBox="0 0 2 1566">
          <text:p/>
        </draw:connector>
        <draw:connector draw:style-name="gr18" draw:text-style-name="P4" draw:layer="layout" draw:type="line" svg:x1="23.754cm" svg:y1="15.264cm" svg:x2="20.142cm" svg:y2="17.272cm" draw:start-shape="id32" draw:start-glue-point="7" draw:end-shape="id33" draw:end-glue-point="11" svg:d="m23754 15264-3612 2008" svg:viewBox="0 0 3613 2009">
          <text:p/>
        </draw:connector>
        <draw:connector draw:style-name="gr17" draw:text-style-name="P4" draw:layer="layout" draw:type="line" svg:x1="19.398cm" svg:y1="15.385cm" svg:x2="19.398cm" svg:y2="17.15cm" draw:start-shape="id31" draw:start-glue-point="8" draw:end-shape="id33" draw:end-glue-point="4" svg:d="m19398 15385v1765" svg:viewBox="0 0 1 1766">
          <text:p/>
        </draw:connector>
        <draw:connector draw:style-name="gr17" draw:text-style-name="P4" draw:layer="layout" draw:type="line" svg:x1="24.499cm" svg:y1="12.986cm" svg:x2="24.498cm" svg:y2="14.551cm" draw:start-shape="id30" draw:start-glue-point="8" draw:end-shape="id32" svg:d="m24499 12986-1 1565" svg:viewBox="0 0 2 1566">
          <text:p/>
        </draw:connector>
        <draw:connector draw:style-name="gr18" draw:text-style-name="P4" draw:layer="layout" draw:type="line" svg:x1="24.499cm" svg:y1="17.151cm" svg:x2="24.499cm" svg:y2="15.386cm" draw:start-shape="id34" draw:start-glue-point="4" draw:end-shape="id32" draw:end-glue-point="8" svg:d="m24499 17151v-1765" svg:viewBox="0 0 1 1766">
          <text:p/>
        </draw:connector>
        <draw:connector draw:style-name="gr18" draw:text-style-name="P4" draw:layer="layout" draw:type="line" svg:x1="23.754cm" svg:y1="12.864cm" svg:x2="20.142cm" svg:y2="14.672cm" draw:start-shape="id30" draw:start-glue-point="7" draw:end-shape="id31" draw:end-glue-point="11" svg:d="m23754 12864-3612 1808" svg:viewBox="0 0 3613 1809">
          <text:p/>
        </draw:connector>
        <draw:frame draw:style-name="gr15" draw:text-style-name="P8" draw:layer="layout" svg:width="0.836cm" svg:height="0.903cm" svg:x="25.441cm" svg:y="12.373cm">
          <draw:text-box>
            <text:p><text:span text:style-name="T9">x</text:span></text:p>
          </draw:text-box>
        </draw:frame>
        <draw:frame draw:style-name="gr15" draw:text-style-name="P8" draw:layer="layout" svg:width="0.836cm" svg:height="0.903cm" svg:x="25.441cm" svg:y="14.874cm">
          <draw:text-box>
            <text:p><text:span text:style-name="T9">y</text:span></text:p>
          </draw:text-box>
        </draw:frame>
        <draw:frame draw:style-name="gr15" draw:text-style-name="P8" draw:layer="layout" svg:width="0.798cm" svg:height="0.903cm" svg:x="25.441cm" svg:y="17.475cm">
          <draw:text-box>
            <text:p><text:span text:style-name="T9">z</text:span></text:p>
          </draw:text-box>
        </draw:frame>
        <draw:frame draw:style-name="gr15" draw:text-style-name="P8" draw:layer="layout" svg:width="0.858cm" svg:height="0.903cm" svg:x="17.441cm" svg:y="12.372cm">
          <draw:text-box>
            <text:p><text:span text:style-name="T9">u</text:span></text:p>
          </draw:text-box>
        </draw:frame>
        <draw:frame draw:style-name="gr15" draw:text-style-name="P8" draw:layer="layout" svg:width="0.836cm" svg:height="0.903cm" svg:x="17.441cm" svg:y="14.873cm">
          <draw:text-box>
            <text:p><text:span text:style-name="T9">v</text:span></text:p>
          </draw:text-box>
        </draw:frame>
        <draw:frame draw:style-name="gr15" draw:text-style-name="P8" draw:layer="layout" svg:width="0.963cm" svg:height="0.903cm" svg:x="17.441cm" svg:y="17.474cm">
          <draw:text-box>
            <text:p><text:span text:style-name="T9">w</text:span></text:p>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Edge classification</text:p>
          </draw:text-box>
        </draw:frame>
        <draw:frame presentation:style-name="pr5" draw:layer="layout" svg:width="25.958cm" svg:height="15.734cm" svg:x="1.072cm" svg:y="3.039cm" presentation:class="outline">
          <draw:text-box>
            <text:list text:style-name="L2">
              <text:list-item>
                <text:p>Edges in a graph are either:</text:p>
                <text:list>
                  <text:list-item>
                    <text:p><text:span text:style-name="T1">Tree</text:span> edges: in the <text:span text:style-name="T2">DFS forest</text:span></text:p>
                  </text:list-item>
                  <text:list-item>
                    <text:p><text:span text:style-name="T1">Back</text:span> edges: from a node to an <text:span text:style-name="T2">ancestor</text:span> in the same DFS tree (including <text:span text:style-name="T2">self-loop</text:span>)</text:p>
                  </text:list-item>
                  <text:list-item>
                    <text:p><text:span text:style-name="T1">Forward</text:span> edges: from a node to a <text:span text:style-name="T2">descendant</text:span></text:p>
                  </text:list-item>
                  <text:list-item>
                    <text:p><text:span text:style-name="T1">Cross</text:span> edges: between nodes in <text:span text:style-name="T2">different</text:span> subtrees or different DFS trees</text:p>
                  </text:list-item>
                </text:list>
              </text:list-item>
            </text:list>
          </draw:text-box>
        </draw:frame>
        <draw:custom-shape draw:style-name="gr19" draw:text-style-name="P4" xml:id="id35" draw:id="id35" draw:layer="layout" svg:width="0.635cm" svg:height="0.635cm" svg:x="7.5cm" svg:y="12.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xml:id="id36" draw:id="id36" draw:layer="layout" svg:width="0.635cm" svg:height="0.635cm" svg:x="5.501cm" svg:y="1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xml:id="id37" draw:id="id37" draw:layer="layout" svg:width="0.635cm" svg:height="0.635cm" svg:x="9.402cm" svg:y="14.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xml:id="id40" draw:id="id40" draw:layer="layout" svg:width="0.635cm" svg:height="0.635cm" svg:x="7.903cm" svg:y="16.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xml:id="id38" draw:id="id38" draw:layer="layout" svg:width="0.635cm" svg:height="0.635cm" svg:x="4.004cm" svg:y="16.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xml:id="id39" draw:id="id39" draw:layer="layout" svg:width="0.635cm" svg:height="0.635cm" svg:x="5.805cm" svg:y="1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7.593cm" svg:y1="13.377cm" svg:x2="6.043cm" svg:y2="14.929cm" draw:start-shape="id35" draw:start-glue-point="7" draw:end-shape="id36" draw:end-glue-point="11" svg:d="m7593 13377-1550 1552" svg:viewBox="0 0 1551 1553">
          <text:p/>
        </draw:connector>
        <draw:connector draw:style-name="gr16" draw:text-style-name="P4" draw:layer="layout" draw:type="line" svg:x1="8.042cm" svg:y1="13.377cm" svg:x2="9.495cm" svg:y2="14.93cm" draw:start-shape="id35" draw:start-glue-point="9" draw:end-shape="id37" draw:end-glue-point="5" svg:d="m8042 13377 1453 1553" svg:viewBox="0 0 1454 1554">
          <text:p/>
        </draw:connector>
        <draw:connector draw:style-name="gr16" draw:text-style-name="P4" draw:layer="layout" draw:type="line" svg:x1="5.594cm" svg:y1="15.378cm" svg:x2="4.546cm" svg:y2="17.032cm" draw:start-shape="id36" draw:start-glue-point="7" draw:end-shape="id38" draw:end-glue-point="11" svg:d="m5594 15378-1048 1654" svg:viewBox="0 0 1049 1655">
          <text:p/>
        </draw:connector>
        <draw:connector draw:style-name="gr16" draw:text-style-name="P4" draw:layer="layout" draw:type="line" svg:x1="4.546cm" svg:y1="17.481cm" svg:x2="5.898cm" svg:y2="18.533cm" draw:start-shape="id38" draw:start-glue-point="9" draw:end-shape="id39" draw:end-glue-point="5" svg:d="m4546 17481 1352 1052" svg:viewBox="0 0 1353 1053">
          <text:p/>
        </draw:connector>
        <draw:connector draw:style-name="gr16" draw:text-style-name="P4" draw:layer="layout" draw:type="line" svg:x1="9.495cm" svg:y1="15.379cm" svg:x2="8.445cm" svg:y2="17.031cm" draw:start-shape="id37" draw:start-glue-point="7" draw:end-shape="id40" draw:end-glue-point="11" svg:d="m9495 15379-1050 1652" svg:viewBox="0 0 1051 1653">
          <text:p/>
        </draw:connector>
        <draw:custom-shape draw:style-name="gr19" draw:text-style-name="P4" xml:id="id41" draw:id="id41" draw:layer="layout" svg:width="0.635cm" svg:height="0.635cm" svg:x="14.8cm" svg:y="12.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xml:id="id42" draw:id="id42" draw:layer="layout" svg:width="0.635cm" svg:height="0.635cm" svg:x="12.801cm" svg:y="14.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xml:id="id43" draw:id="id43" draw:layer="layout" svg:width="0.635cm" svg:height="0.635cm" svg:x="16.702cm" svg:y="14.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14.893cm" svg:y1="13.378cm" svg:x2="13.343cm" svg:y2="14.93cm" draw:start-shape="id41" draw:start-glue-point="7" draw:end-shape="id42" draw:end-glue-point="11" svg:d="m14893 13378-1550 1552" svg:viewBox="0 0 1551 1553">
          <text:p/>
        </draw:connector>
        <draw:connector draw:style-name="gr16" draw:text-style-name="P4" draw:layer="layout" draw:type="line" svg:x1="15.342cm" svg:y1="13.378cm" svg:x2="16.795cm" svg:y2="14.931cm" draw:start-shape="id41" draw:start-glue-point="9" draw:end-shape="id43" draw:end-glue-point="5" svg:d="m15342 13378 1453 1553" svg:viewBox="0 0 1454 1554">
          <text:p/>
        </draw:connector>
        <draw:connector draw:style-name="gr20" draw:text-style-name="P4" draw:layer="layout" draw:type="line" svg:x1="7.818cm" svg:y1="13.47cm" svg:x2="8.221cm" svg:y2="16.938cm" draw:start-shape="id35" draw:start-glue-point="8" draw:end-shape="id40" draw:end-glue-point="4" svg:d="m7818 13470 403 3468" svg:viewBox="0 0 404 3469">
          <text:p/>
        </draw:connector>
        <draw:connector draw:style-name="gr20" draw:text-style-name="P4" draw:layer="layout" draw:type="line" svg:x1="7.996cm" svg:y1="17.48cm" svg:x2="6.347cm" svg:y2="18.533cm" draw:start-shape="id40" draw:start-glue-point="7" draw:end-shape="id39" draw:end-glue-point="11" svg:d="m7996 17480-1649 1053" svg:viewBox="0 0 1650 1054">
          <text:p/>
        </draw:connector>
        <draw:connector draw:style-name="gr20" draw:text-style-name="P4" draw:layer="layout" draw:type="line" svg:x1="6.123cm" svg:y1="18.44cm" svg:x2="5.819cm" svg:y2="15.471cm" draw:start-shape="id39" draw:start-glue-point="4" draw:end-shape="id36" draw:end-glue-point="8" svg:d="m6123 18440-304-2969" svg:viewBox="0 0 305 2970">
          <text:p/>
        </draw:connector>
        <draw:connector draw:style-name="gr20" draw:text-style-name="P4" draw:layer="layout" draw:type="line" svg:x1="10.037cm" svg:y1="15.155cm" svg:x2="12.801cm" svg:y2="15.155cm" draw:start-shape="id37" draw:start-glue-point="10" draw:end-shape="id42" draw:end-glue-point="6" svg:d="m10037 15155h2764" svg:viewBox="0 0 2765 1">
          <text:p/>
        </draw:connector>
        <draw:connector draw:style-name="gr20" draw:text-style-name="P4" draw:layer="layout" draw:type="curve" draw:line-skew="-0.665cm" svg:x1="4.097cm" svg:y1="17.481cm" svg:x2="4.097cm" svg:y2="17.032cm" draw:start-shape="id38" draw:start-glue-point="7" draw:end-shape="id38" draw:end-glue-point="5" svg:d="m4097 17481c-1890 0-1890-449 0-449" svg:viewBox="0 0 1418 450">
          <text:p/>
        </draw:connector>
        <draw:frame draw:style-name="gr15" draw:layer="layout" svg:width="9.518cm" svg:height="2.63cm" svg:x="17.955cm" svg:y="15.989cm">
          <draw:text-box>
            <text:p>Lemma (22.11):</text:p>
            <text:p><text:span text:style-name="T13">For directed graphs,</text:span></text:p>
            <text:p><text:span text:style-name="T14">acyclic</text:span><text:span text:style-name="T13"> ⟺ no </text:span><text:span text:style-name="T14">back</text:span><text:span text:style-name="T13"> edges</text:span></text:p>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Topological sort</text:p>
          </draw:text-box>
        </draw:frame>
        <draw:frame presentation:style-name="pr5" draw:layer="layout" svg:width="25.958cm" svg:height="15.734cm" svg:x="1.072cm" svg:y="3.039cm" presentation:class="outline">
          <draw:text-box>
            <text:list text:style-name="L2">
              <text:list-item>
                <text:p>Linear <text:span text:style-name="T1">ordering</text:span> of vertices such that<text:line-break/>if <text:span text:style-name="T2">u → v</text:span> is an edge, then <text:span text:style-name="T2">u</text:span> comes <text:span text:style-name="T1">before</text:span> <text:span text:style-name="T2">v</text:span> in sort</text:p>
                <text:list>
                  <text:list-item>
                    <text:p>Assumes <text:span text:style-name="T1">no cycles</text:span>! (<text:span text:style-name="T2">DAG</text:span>: directed acyclic)</text:p>
                  </text:list-item>
                  <text:list-item>
                    <text:p><text:span text:style-name="T1">Applications</text:span>: dependency resolution,<text:line-break/>compiling files, task planning / Gannt chart</text:p>
                  </text:list-item>
                </text:list>
              </text:list-item>
              <text:list-item>
                <text:p>Tweak <text:span text:style-name="T2">DFS</text:span>: as each vertex is <text:span text:style-name="T1">finished</text:span>,<text:line-break/>insert it at the <text:span text:style-name="T1">head</text:span> of a linked list</text:p>
              </text:list-item>
              <text:list-item>
                <text:p>e.g.: <text:span text:style-name="T2">z, u, x, y, v, w</text:span></text:p>
              </text:list-item>
              <text:list-item>
                <text:p>DFS might not be <text:span text:style-name="T1">unique</text:span>,<text:line-break/>so topo sort might not be unique</text:p>
              </text:list-item>
            </text:list>
          </draw:text-box>
        </draw:frame>
        <draw:custom-shape draw:style-name="gr12" draw:text-style-name="P6" xml:id="id44" draw:id="id44" draw:layer="layout" svg:width="2.105cm" svg:height="0.835cm" svg:x="19.045cm" svg:y="12.25cm">
          <text:p text:style-name="P6"><text:span text:style-name="T6">1/1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6" xml:id="id45" draw:id="id45" draw:layer="layout" svg:width="2.105cm" svg:height="0.835cm" svg:x="24.146cm" svg:y="12.251cm">
          <text:p text:style-name="P6"><text:span text:style-name="T6">6/9</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6" xml:id="id46" draw:id="id46" draw:layer="layout" svg:width="2.105cm" svg:height="0.835cm" svg:x="19.045cm" svg:y="14.65cm">
          <text:p text:style-name="P6"><text:span text:style-name="T6">2/5</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6" xml:id="id47" draw:id="id47" draw:layer="layout" svg:width="2.105cm" svg:height="0.835cm" svg:x="24.146cm" svg:y="14.651cm">
          <text:p text:style-name="P6"><text:span text:style-name="T6">7/8</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6" xml:id="id48" draw:id="id48" draw:layer="layout" svg:width="2.105cm" svg:height="0.835cm" svg:x="19.045cm" svg:y="17.25cm">
          <text:p text:style-name="P6"><text:span text:style-name="T6">3/4</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6" xml:id="id49" draw:id="id49" draw:layer="layout" svg:width="2.105cm" svg:height="0.835cm" svg:x="24.146cm" svg:y="17.251cm">
          <text:p text:style-name="P6"><text:span text:style-name="T6">11/1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7" draw:text-style-name="P4" draw:layer="layout" draw:type="line" svg:x1="21.15cm" svg:y1="12.668cm" svg:x2="24.146cm" svg:y2="12.669cm" draw:start-shape="id44" draw:start-glue-point="10" draw:end-shape="id45" draw:end-glue-point="6" svg:d="m21150 12668 2996 1" svg:viewBox="0 0 2997 2">
          <text:p/>
        </draw:connector>
        <draw:connector draw:style-name="gr17" draw:text-style-name="P4" draw:layer="layout" draw:type="line" svg:x1="20.097cm" svg:y1="13.085cm" svg:x2="20.098cm" svg:y2="14.65cm" draw:start-shape="id44" draw:start-glue-point="2" draw:end-shape="id46" draw:end-glue-point="4" svg:d="m20097 13085 1 1565" svg:viewBox="0 0 2 1566">
          <text:p/>
        </draw:connector>
        <draw:connector draw:style-name="gr18" draw:text-style-name="P4" draw:layer="layout" draw:type="line" svg:x1="24.454cm" svg:y1="15.364cm" svg:x2="20.842cm" svg:y2="17.372cm" draw:start-shape="id47" draw:start-glue-point="7" draw:end-shape="id48" draw:end-glue-point="11" svg:d="m24454 15364-3612 2008" svg:viewBox="0 0 3613 2009">
          <text:p/>
        </draw:connector>
        <draw:connector draw:style-name="gr17" draw:text-style-name="P4" draw:layer="layout" draw:type="line" svg:x1="20.098cm" svg:y1="15.485cm" svg:x2="20.098cm" svg:y2="17.25cm" draw:start-shape="id46" draw:start-glue-point="8" draw:end-shape="id48" draw:end-glue-point="4" svg:d="m20098 15485v1765" svg:viewBox="0 0 1 1766">
          <text:p/>
        </draw:connector>
        <draw:connector draw:style-name="gr17" draw:text-style-name="P4" draw:layer="layout" draw:type="line" svg:x1="25.199cm" svg:y1="13.086cm" svg:x2="25.198cm" svg:y2="14.651cm" draw:start-shape="id45" draw:start-glue-point="8" draw:end-shape="id47" svg:d="m25199 13086-1 1565" svg:viewBox="0 0 2 1566">
          <text:p/>
        </draw:connector>
        <draw:connector draw:style-name="gr18" draw:text-style-name="P4" draw:layer="layout" draw:type="line" svg:x1="25.199cm" svg:y1="17.251cm" svg:x2="25.199cm" svg:y2="15.486cm" draw:start-shape="id49" draw:start-glue-point="4" draw:end-shape="id47" draw:end-glue-point="8" svg:d="m25199 17251v-1765" svg:viewBox="0 0 1 1766">
          <text:p/>
        </draw:connector>
        <draw:connector draw:style-name="gr18" draw:text-style-name="P4" draw:layer="layout" draw:type="line" svg:x1="24.454cm" svg:y1="12.964cm" svg:x2="20.842cm" svg:y2="14.772cm" draw:start-shape="id45" draw:start-glue-point="7" draw:end-shape="id46" draw:end-glue-point="11" svg:d="m24454 12964-3612 1808" svg:viewBox="0 0 3613 1809">
          <text:p/>
        </draw:connector>
        <draw:frame draw:style-name="gr15" draw:text-style-name="P8" draw:layer="layout" svg:width="0.836cm" svg:height="0.903cm" svg:x="26.141cm" svg:y="12.473cm">
          <draw:text-box>
            <text:p><text:span text:style-name="T9">x</text:span></text:p>
          </draw:text-box>
        </draw:frame>
        <draw:frame draw:style-name="gr15" draw:text-style-name="P8" draw:layer="layout" svg:width="0.836cm" svg:height="0.903cm" svg:x="26.141cm" svg:y="14.974cm">
          <draw:text-box>
            <text:p><text:span text:style-name="T9">y</text:span></text:p>
          </draw:text-box>
        </draw:frame>
        <draw:frame draw:style-name="gr15" draw:text-style-name="P8" draw:layer="layout" svg:width="0.798cm" svg:height="0.903cm" svg:x="26.141cm" svg:y="17.575cm">
          <draw:text-box>
            <text:p><text:span text:style-name="T9">z</text:span></text:p>
          </draw:text-box>
        </draw:frame>
        <draw:frame draw:style-name="gr15" draw:text-style-name="P8" draw:layer="layout" svg:width="0.858cm" svg:height="0.903cm" svg:x="18.141cm" svg:y="12.472cm">
          <draw:text-box>
            <text:p><text:span text:style-name="T9">u</text:span></text:p>
          </draw:text-box>
        </draw:frame>
        <draw:frame draw:style-name="gr15" draw:text-style-name="P8" draw:layer="layout" svg:width="0.836cm" svg:height="0.903cm" svg:x="18.141cm" svg:y="14.973cm">
          <draw:text-box>
            <text:p><text:span text:style-name="T9">v</text:span></text:p>
          </draw:text-box>
        </draw:frame>
        <draw:frame draw:style-name="gr15" draw:text-style-name="P8" draw:layer="layout" svg:width="0.963cm" svg:height="0.903cm" svg:x="18.141cm" svg:y="17.574cm">
          <draw:text-box>
            <text:p><text:span text:style-name="T9">w</text:span></text:p>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3" draw:master-page-name="TWU_20_Slide" presentation:presentation-page-layout-name="AL3T14" presentation:use-footer-name="ftr1" presentation:use-date-time-name="dtd1">
        <office:forms form:automatic-focus="false" form:apply-design-mode="false"/>
        <draw:custom-shape draw:style-name="gr21" draw:text-style-name="P4" draw:layer="layout" svg:width="6.35cm" svg:height="4.11cm" svg:x="18.385cm" svg:y="6.6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4" draw:layer="layout" svg:width="4.295cm" svg:height="4.315cm" svg:x="13.685cm" svg:y="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4" draw:layer="layout" svg:width="6.35cm" svg:height="4.11cm" svg:x="7.585cm" svg:y="8.3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8" draw:layer="layout" svg:width="25.708cm" svg:height="1.808cm" svg:x="1cm" svg:y="0.337cm" presentation:class="title">
          <draw:text-box>
            <text:p>Strongly-connected component</text:p>
          </draw:text-box>
        </draw:frame>
        <draw:frame presentation:style-name="pr9" draw:layer="layout" svg:width="25.958cm" svg:height="7.504cm" svg:x="1.072cm" svg:y="3.039cm" presentation:class="outline">
          <draw:text-box>
            <text:list text:style-name="L2">
              <text:list-item>
                <text:p>Largest <text:span text:style-name="T1">completely-connected</text:span> set of vertices:</text:p>
                <text:list>
                  <text:list-item>
                    <text:p><text:span text:style-name="T15">Every</text:span> <text:span text:style-name="T1">vertex</text:span> in the component has a <text:span text:style-name="T1">path</text:span><text:line-break/>to every <text:span text:style-name="T1">other</text:span> vertex in the component</text:p>
                  </text:list-item>
                </text:list>
              </text:list-item>
            </text:list>
          </draw:text-box>
        </draw:frame>
        <draw:frame presentation:style-name="pr10" draw:layer="layout" svg:width="25.958cm" svg:height="8.406cm" svg:x="1.072cm" svg:y="11.256cm" presentation:class="outline" presentation:user-transformed="true">
          <draw:text-box>
            <text:list text:style-name="L2">
              <text:list-item>
                <text:p>Algorithm:</text:p>
                <text:list>
                  <text:list-item>
                    <text:p>Compute <text:span text:style-name="T2">DFS(G)</text:span> to find <text:span text:style-name="T1">finishing</text:span> times</text:p>
                  </text:list-item>
                  <text:list-item>
                    <text:p>Let <text:span text:style-name="T2">G</text:span><text:span text:style-name="T16">T</text:span><text:span text:style-name="T10"> (transpose) be </text:span><text:span text:style-name="T11">G</text:span><text:span text:style-name="T10"> with all edges </text:span><text:span text:style-name="T17">reversed</text:span></text:p>
                  </text:list-item>
                  <text:list-item>
                    <text:p><text:span text:style-name="T10">Compute </text:span><text:span text:style-name="T11">DFS(G</text:span><text:span text:style-name="T16">T</text:span><text:span text:style-name="T11">)</text:span><text:span text:style-name="T10"> but iterate over neighbours in </text:span><text:span text:style-name="T17">decreasing</text:span><text:span text:style-name="T10"> order of </text:span><text:span text:style-name="T17">finishing</text:span><text:span text:style-name="T10"> time from step 1</text:span></text:p>
                  </text:list-item>
                  <text:list-item>
                    <text:p><text:span text:style-name="T10">⇒ </text:span><text:span text:style-name="T10">Each </text:span><text:span text:style-name="T17">tree</text:span><text:span text:style-name="T10"> in </text:span><text:span text:style-name="T11">DFS(G</text:span><text:span text:style-name="T16">T</text:span><text:span text:style-name="T11">)</text:span><text:span text:style-name="T10"> is a separate </text:span><text:span text:style-name="T17">component</text:span></text:p>
                  </text:list-item>
                </text:list>
              </text:list-item>
            </text:list>
          </draw:text-box>
        </draw:frame>
        <draw:custom-shape draw:style-name="gr19" draw:text-style-name="P4" xml:id="id50" draw:id="id50" draw:layer="layout" svg:width="0.635cm" svg:height="0.635cm" svg:x="13.901cm" svg:y="7.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xml:id="id51" draw:id="id51" draw:layer="layout" svg:width="0.635cm" svg:height="0.635cm" svg:x="12.06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xml:id="id52" draw:id="id52" draw:layer="layout" svg:width="0.635cm" svg:height="0.635cm" svg:x="17.145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xml:id="id55" draw:id="id55" draw:layer="layout" svg:width="0.635cm" svg:height="0.635cm" svg:x="15.24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xml:id="id53" draw:id="id53" draw:layer="layout" svg:width="0.635cm" svg:height="0.635cm" svg:x="9.426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xml:id="id54" draw:id="id54" draw:layer="layout" svg:width="0.635cm" svg:height="0.635cm" svg:x="12.065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13.994cm" svg:y1="7.577cm" svg:x2="12.607cm" svg:y2="8.983cm" draw:start-shape="id50" draw:start-glue-point="7" draw:end-shape="id51" draw:end-glue-point="11" svg:d="m13994 7577-1387 1406" svg:viewBox="0 0 1388 1407">
          <text:p/>
        </draw:connector>
        <draw:connector draw:style-name="gr16" draw:text-style-name="P4" draw:layer="layout" draw:type="line" svg:x1="14.443cm" svg:y1="7.577cm" svg:x2="17.238cm" svg:y2="8.348cm" draw:start-shape="id50" draw:start-glue-point="9" draw:end-shape="id52" draw:end-glue-point="5" svg:d="m14443 7577 2795 771" svg:viewBox="0 0 2796 772">
          <text:p/>
        </draw:connector>
        <draw:connector draw:style-name="gr16" draw:text-style-name="P4" draw:layer="layout" draw:type="line" svg:x1="12.065cm" svg:y1="9.208cm" svg:x2="9.968cm" svg:y2="9.618cm" draw:start-shape="id51" draw:start-glue-point="6" draw:end-shape="id53" draw:end-glue-point="11" svg:d="m12065 9208-2097 410" svg:viewBox="0 0 2098 411">
          <text:p/>
        </draw:connector>
        <draw:connector draw:style-name="gr16" draw:text-style-name="P4" draw:layer="layout" draw:type="line" svg:x1="9.968cm" svg:y1="10.067cm" svg:x2="12.158cm" svg:y2="10.888cm" draw:start-shape="id53" draw:start-glue-point="9" draw:end-shape="id54" draw:end-glue-point="5" svg:d="m9968 10067 2190 821" svg:viewBox="0 0 2191 822">
          <text:p/>
        </draw:connector>
        <draw:connector draw:style-name="gr16" draw:text-style-name="P4" draw:layer="layout" draw:type="line" svg:x1="17.238cm" svg:y1="8.797cm" svg:x2="15.782cm" svg:y2="10.253cm" draw:start-shape="id52" draw:start-glue-point="7" draw:end-shape="id55" draw:end-glue-point="11" svg:d="m17238 8797-1456 1456" svg:viewBox="0 0 1457 1457">
          <text:p/>
        </draw:connector>
        <draw:custom-shape draw:style-name="gr19" draw:text-style-name="P4" xml:id="id56" draw:id="id56" draw:layer="layout" svg:width="0.635cm" svg:height="0.635cm" svg:x="21.201cm" svg:y="7.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xml:id="id57" draw:id="id57" draw:layer="layout" svg:width="0.635cm" svg:height="0.635cm" svg:x="19.69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xml:id="id58" draw:id="id58" draw:layer="layout" svg:width="0.635cm" svg:height="0.635cm" svg:x="22.86cm" svg:y="8.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1.294cm" svg:y1="7.578cm" svg:x2="20.232cm" svg:y2="9.618cm" draw:start-shape="id56" draw:start-glue-point="7" draw:end-shape="id57" draw:end-glue-point="11" svg:d="m21294 7578-1062 2040" svg:viewBox="0 0 1063 2041">
          <text:p/>
        </draw:connector>
        <draw:connector draw:style-name="gr16" draw:text-style-name="P4" draw:layer="layout" draw:type="line" svg:x1="21.743cm" svg:y1="7.578cm" svg:x2="22.953cm" svg:y2="8.888cm" draw:start-shape="id56" draw:start-glue-point="9" draw:end-shape="id58" draw:end-glue-point="5" svg:d="m21743 7578 1210 1310" svg:viewBox="0 0 1211 1311">
          <text:p/>
        </draw:connector>
        <draw:connector draw:style-name="gr20" draw:text-style-name="P4" draw:layer="layout" draw:type="line" svg:x1="15.333cm" svg:y1="10.253cm" svg:x2="14.219cm" svg:y2="7.67cm" draw:start-shape="id55" draw:start-glue-point="5" draw:end-shape="id50" draw:end-glue-point="8" svg:d="m15333 10253-1114-2583" svg:viewBox="0 0 1115 2584">
          <text:p/>
        </draw:connector>
        <draw:connector draw:style-name="gr20" draw:text-style-name="P4" draw:layer="layout" draw:type="line" svg:x1="15.333cm" svg:y1="10.702cm" svg:x2="12.607cm" svg:y2="10.888cm" draw:start-shape="id55" draw:start-glue-point="7" draw:end-shape="id54" draw:end-glue-point="11" svg:d="m15333 10702-2726 186" svg:viewBox="0 0 2727 187">
          <text:p/>
        </draw:connector>
        <draw:connector draw:style-name="gr20" draw:text-style-name="P4" draw:layer="layout" draw:type="line" svg:x1="12.383cm" svg:y1="10.795cm" svg:x2="12.383cm" svg:y2="9.525cm" draw:start-shape="id54" draw:start-glue-point="4" draw:end-shape="id51" draw:end-glue-point="8" svg:d="m12383 10795v-1270" svg:viewBox="0 0 1 1271">
          <text:p/>
        </draw:connector>
        <draw:connector draw:style-name="gr20" draw:text-style-name="P4" draw:layer="layout" draw:type="line" svg:x1="17.78cm" svg:y1="8.573cm" svg:x2="19.69cm" svg:y2="9.843cm" draw:start-shape="id52" draw:start-glue-point="10" draw:end-shape="id57" draw:end-glue-point="6" svg:d="m17780 8573 1910 1270" svg:viewBox="0 0 1911 1271">
          <text:p/>
        </draw:connector>
        <draw:connector draw:style-name="gr20" draw:text-style-name="P4" draw:layer="layout" draw:type="curve" draw:line-skew="-0.665cm" svg:x1="9.519cm" svg:y1="10.067cm" svg:x2="9.519cm" svg:y2="9.618cm" draw:start-shape="id53" draw:start-glue-point="7" draw:end-shape="id53" draw:end-glue-point="5" svg:d="m9519 10067c-1890 0-1890-449 0-449" svg:viewBox="0 0 1418 450">
          <text:p/>
        </draw:connector>
        <draw:connector draw:style-name="gr20" draw:text-style-name="P4" draw:layer="layout" draw:type="line" svg:x1="22.953cm" svg:y1="9.337cm" svg:x2="20.325cm" svg:y2="9.843cm" draw:start-shape="id58" draw:start-glue-point="7" draw:end-shape="id57" draw:end-glue-point="10" svg:d="m22953 9337-2628 506" svg:viewBox="0 0 2629 507">
          <text:p/>
        </draw:connector>
        <draw:connector draw:style-name="gr20" draw:text-style-name="P4" draw:layer="layout" draw:type="line" svg:x1="20.008cm" svg:y1="9.525cm" svg:x2="21.201cm" svg:y2="7.354cm" draw:start-shape="id57" draw:start-glue-point="4" draw:end-shape="id56" draw:end-glue-point="6" svg:d="m20008 9525 1193-2171" svg:viewBox="0 0 1194 2172">
          <text:p/>
        </draw:connector>
        <presentation:notes draw:style-name="dp2" presentation:use-footer-name="ftr2" presentation:use-date-time-name="dtd2">
          <office:forms form:automatic-focus="false" form:apply-design-mode="false"/>
          <draw:page-thumbnail draw:style-name="gr1"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Outline for today</text:p>
          </draw:text-box>
        </draw:frame>
        <draw:frame presentation:style-name="pr5" draw:layer="layout" svg:width="25.958cm" svg:height="15.734cm" svg:x="1.072cm" svg:y="3.039cm" presentation:class="outline">
          <draw:text-box>
            <text:list text:style-name="L2">
              <text:list-item>
                <text:p><text:span text:style-name="T1">Depth-first</text:span> search</text:p>
                <text:list>
                  <text:list-item>
                    <text:p><text:span text:style-name="T1">Parenthesis</text:span> structure</text:p>
                  </text:list-item>
                  <text:list-item>
                    <text:p><text:span text:style-name="T1">Edge</text:span> classification</text:p>
                  </text:list-item>
                  <text:list-item>
                    <text:p>Topological <text:span text:style-name="T1">sort</text:span></text:p>
                  </text:list-item>
                  <text:list-item>
                    <text:p>Finding <text:span text:style-name="T1">strongly-connected </text:span>components</text:p>
                  </text:list-item>
                </text:list>
              </text:list-item>
              <text:list-item>
                <text:p><text:span text:style-name="T1">Semester overview</text:span></text:p>
              </text:list-item>
            </text:list>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10" presentation:class="page"/>
          <draw:frame presentation:style-name="pr6" draw:text-style-name="P9" draw:layer="layout" svg:width="17.271cm" svg:height="12.572cm" svg:x="2.159cm" svg:y="13.271cm" presentation:class="notes" presentation:placeholder="true">
            <draw:text-box/>
          </draw:frame>
        </presentation:notes>
      </draw:page>
      <draw:page draw:name="page11"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Semester overview</text:p>
          </draw:text-box>
        </draw:frame>
        <draw:frame presentation:style-name="pr5" draw:layer="layout" svg:width="25.958cm" svg:height="15.734cm" svg:x="1.072cm" svg:y="3.039cm" presentation:class="outline">
          <draw:text-box>
            <text:list text:style-name="L2">
              <text:list-item>
                <text:p><text:span text:style-name="T3">ch1-4</text:span>: <text:span text:style-name="T1">Intro</text:span>/definitions<text:line-break/>(<text:span text:style-name="T2">complexity</text:span>, <text:span text:style-name="T2">recurrences</text:span>, <text:span text:style-name="T2">divide</text:span>-<text:span text:style-name="T2">conquer</text:span>)</text:p>
              </text:list-item>
              <text:list-item>
                <text:p><text:span text:style-name="T3">ch6-8,11</text:span>: <text:span text:style-name="T1">Sorting</text:span><text:line-break/><text:span text:style-name="T2">comparison</text:span> sorts (insertion, merge, heap, quick)<text:line-break/><text:span text:style-name="T2">linear</text:span> sorts (counting, radix, bucket), <text:span text:style-name="T2">hash</text:span> tables</text:p>
              </text:list-item>
              <text:list-item>
                <text:p><text:span text:style-name="T3">ch10,12,18</text:span>: <text:span text:style-name="T1">Data Structures</text:span><text:line-break/>(linked <text:span text:style-name="T2">lists</text:span>, <text:span text:style-name="T2">stacks</text:span>/<text:span text:style-name="T2">queues</text:span>, <text:span text:style-name="T15">trees</text:span>, <text:span text:style-name="T2">BST</text:span>, <text:span text:style-name="T2">B-trees</text:span>)</text:p>
              </text:list-item>
              <text:list-item>
                <text:p><text:span text:style-name="T3">ch15,16</text:span>: <text:span text:style-name="T1">Algorithms</text:span><text:line-break/>(<text:span text:style-name="T2">dynamic</text:span> programming, <text:span text:style-name="T2">greedy</text:span>)</text:p>
              </text:list-item>
              <text:list-item>
                <text:p><text:span text:style-name="T3">ch22</text:span>: <text:span text:style-name="T1">Graph algorithms</text:span><text:line-break/>(<text:span text:style-name="T2">BFS</text:span>, <text:span text:style-name="T2">DFS</text:span>, topo sort, <text:span text:style-name="T2">components</text:span>)</text:p>
              </text:list-item>
            </text:list>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3" draw:master-page-name="TWU_20_Slide" presentation:presentation-page-layout-name="AL2T1" presentation:use-footer-name="ftr3" presentation:use-date-time-name="dtd3">
        <office:forms form:automatic-focus="false" form:apply-design-mode="false"/>
        <draw:frame presentation:style-name="pr4" draw:layer="layout" svg:width="25.708cm" svg:height="1.808cm" svg:x="1cm" svg:y="0.337cm" presentation:class="title">
          <draw:text-box>
            <text:p>Exam1: ch1-4</text:p>
          </draw:text-box>
        </draw:frame>
        <draw:frame presentation:style-name="pr5" draw:layer="layout" svg:width="25.958cm" svg:height="15.734cm" svg:x="1.072cm" svg:y="3.039cm" presentation:class="outline" presentation:user-transformed="true">
          <draw:text-box>
            <text:list text:style-name="L2">
              <text:list-item>
                <text:p>Algorith. <text:span text:style-name="T1">complexity</text:span>: <text:span text:style-name="T18">Θ</text:span>(=), <text:span text:style-name="T2">O</text:span>(≤), <text:span text:style-name="T18">Ω</text:span>(≥), <text:span text:style-name="T2">o</text:span>(&lt;), <text:span text:style-name="T18">ω</text:span>(&gt;)</text:p>
                <text:list>
                  <text:list-item>
                    <text:list>
                      <text:list-item>
                        <text:p>Know their technical <text:span text:style-name="T1">definitions</text:span>!</text:p>
                      </text:list-item>
                      <text:list-item>
                        <text:p><text:span text:style-name="T1">Proofs</text:span>!</text:p>
                      </text:list-item>
                    </text:list>
                  </text:list-item>
                </text:list>
              </text:list-item>
              <text:list-item>
                <text:p>Solving <text:span text:style-name="T1">recurrences</text:span>: induction, master method</text:p>
              </text:list-item>
              <text:list-item>
                <text:p><text:span text:style-name="T1">Algorithms</text:span> to be familiar with:</text:p>
                <text:list>
                  <text:list-item>
                    <text:p><text:span text:style-name="T1">Insertion</text:span> sort, <text:span text:style-name="T1">bubble</text:span>, <text:span text:style-name="T1">merge</text:span>, max <text:span text:style-name="T1">subarray</text:span></text:p>
                  </text:list-item>
                  <text:list-item>
                    <text:p><text:span text:style-name="T1">Matrix multiply</text:span> (3 algorithms!)</text:p>
                  </text:list-item>
                </text:list>
              </text:list-item>
            </text:list>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12" presentation:class="page"/>
          <draw:frame presentation:style-name="pr7" draw:text-style-name="P9" draw:layer="layout" svg:width="17.271cm" svg:height="12.572cm" svg:x="2.159cm" svg:y="13.271cm" presentation:class="notes" presentation:placeholder="true">
            <draw:text-box/>
          </draw:frame>
        </presentation:notes>
      </draw:page>
      <draw:page draw:name="page13" draw:style-name="dp3" draw:master-page-name="TWU_20_Slide" presentation:presentation-page-layout-name="AL2T1" presentation:use-footer-name="ftr4" presentation:use-date-time-name="dtd4">
        <office:forms form:automatic-focus="false" form:apply-design-mode="false"/>
        <draw:frame presentation:style-name="pr4" draw:layer="layout" svg:width="25.708cm" svg:height="1.808cm" svg:x="1cm" svg:y="0.337cm" presentation:class="title">
          <draw:text-box>
            <text:p>Exam2: ch6, 7</text:p>
          </draw:text-box>
        </draw:frame>
        <draw:frame presentation:style-name="pr5" draw:layer="layout" svg:width="25.958cm" svg:height="16.425cm" svg:x="1.072cm" svg:y="3.039cm" presentation:class="outline" presentation:user-transformed="true">
          <draw:text-box>
            <text:list text:style-name="L2">
              <text:list-item>
                <text:p>Hand-<text:span text:style-name="T1">simulation</text:span>, <text:span text:style-name="T1">complexity</text:span> analysis</text:p>
                <text:list>
                  <text:list-item>
                    <text:p>“<text:span text:style-name="T1">What if?</text:span>” questions: tweaks to std algorithms</text:p>
                  </text:list-item>
                </text:list>
              </text:list-item>
              <text:list-item>
                <text:p><text:span text:style-name="T3">Ch6</text:span>: Heapsort</text:p>
                <text:list>
                  <text:list-item>
                    <text:p><text:span text:style-name="T1">Trees</text:span></text:p>
                  </text:list-item>
                  <text:list-item>
                    <text:p><text:span text:style-name="T1">Max heaps</text:span>: max-heap property, heapify()</text:p>
                  </text:list-item>
                  <text:list-item>
                    <text:p><text:span text:style-name="T1">Heapsort</text:span>: building a heap, using it for sorting</text:p>
                  </text:list-item>
                  <text:list-item>
                    <text:p><text:span text:style-name="T1">Priority queue</text:span>: ops, complexity</text:p>
                  </text:list-item>
                </text:list>
              </text:list-item>
              <text:list-item>
                <text:p><text:span text:style-name="T3">Ch7</text:span>: <text:span text:style-name="T1">Quicksort</text:span></text:p>
                <text:list>
                  <text:list-item>
                    <text:p>Naive quicksort with <text:span text:style-name="T1">fixed</text:span> pivot</text:p>
                  </text:list-item>
                  <text:list-item>
                    <text:p><text:span text:style-name="T1">Randomised</text:span> pivot</text:p>
                  </text:list-item>
                  <text:list-item>
                    <text:p><text:span text:style-name="T1">Complexity</text:span> analysis: <text:span text:style-name="T1">expected</text:span> running time <text:span text:style-name="T2">E[]</text:span></text:p>
                  </text:list-item>
                </text:list>
              </text:list-item>
            </text:list>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13" presentation:class="page"/>
          <draw:frame presentation:style-name="pr7" draw:text-style-name="P9" draw:layer="layout" svg:width="17.271cm" svg:height="12.572cm" svg:x="2.159cm" svg:y="13.271cm" presentation:class="notes" presentation:placeholder="true">
            <draw:text-box/>
          </draw:frame>
        </presentation:notes>
      </draw:page>
      <draw:page draw:name="page14" draw:style-name="dp3" draw:master-page-name="TWU_20_Slide" presentation:presentation-page-layout-name="AL2T1" presentation:use-footer-name="ftr4" presentation:use-date-time-name="dtd4">
        <office:forms form:automatic-focus="false" form:apply-design-mode="false"/>
        <draw:frame presentation:style-name="pr4" draw:layer="layout" svg:width="25.708cm" svg:height="1.808cm" svg:x="1cm" svg:y="0.337cm" presentation:class="title">
          <draw:text-box>
            <text:p>Exam2: ch8, 11</text:p>
          </draw:text-box>
        </draw:frame>
        <draw:frame presentation:style-name="pr5" draw:layer="layout" svg:width="25.958cm" svg:height="15.734cm" svg:x="1.072cm" svg:y="3.039cm" presentation:class="outline">
          <draw:text-box>
            <text:list text:style-name="L2">
              <text:list-item>
                <text:p><text:span text:style-name="T3">Ch8</text:span>: <text:span text:style-name="T1">Linear-time</text:span> sorts (<text:span text:style-name="T1">assumptions</text:span>!)</text:p>
                <text:list>
                  <text:list-item>
                    <text:p><text:span text:style-name="T1">Decision tree</text:span> model, why <text:span text:style-name="T2">Ω(n lg n)</text:span> comparisons</text:p>
                  </text:list-item>
                  <text:list-item>
                    <text:p><text:span text:style-name="T1">Counting</text:span> sort (census + move): <text:span text:style-name="T2">Θ(n + k)</text:span></text:p>
                  </text:list-item>
                  <text:list-item>
                    <text:p><text:span text:style-name="T1">Radix</text:span> sort (with <text:span text:style-name="T2">r</text:span>-bit digits): <text:span text:style-name="T2">Θ(d(n + k))</text:span></text:p>
                  </text:list-item>
                  <text:list-item>
                    <text:p><text:span text:style-name="T1">Bucket</text:span> sort: <text:span text:style-name="T2">Θ(n)</text:span> <text:span text:style-name="T1">expected</text:span> time</text:p>
                  </text:list-item>
                </text:list>
              </text:list-item>
              <text:list-item>
                <text:p><text:span text:style-name="T3">Ch11</text:span>: <text:span text:style-name="T1">Hash tables</text:span></text:p>
                <text:list>
                  <text:list-item>
                    <text:p>Hash <text:span text:style-name="T1">function</text:span>, hash <text:span text:style-name="T1">collisions</text:span>, <text:span text:style-name="T1">chaining</text:span></text:p>
                  </text:list-item>
                  <text:list-item>
                    <text:p><text:span text:style-name="T1">Load factor</text:span> <text:span text:style-name="T2">α</text:span> = <text:span text:style-name="T2">n</text:span>/(<text:span text:style-name="T2"># buckets</text:span>), <text:span text:style-name="T1">search</text:span> in <text:span text:style-name="T2">Θ(1+α)</text:span></text:p>
                  </text:list-item>
                  <text:list-item>
                    <text:p><text:span text:style-name="T1">Hashes</text:span>: div, mul, universal hashing</text:p>
                  </text:list-item>
                  <text:list-item>
                    <text:p><text:span text:style-name="T1">Open addressing</text:span>: linear, quad, double-hash</text:p>
                  </text:list-item>
                </text:list>
              </text:list-item>
            </text:list>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14" presentation:class="page"/>
          <draw:frame presentation:style-name="pr7" draw:text-style-name="P9" draw:layer="layout" svg:width="17.271cm" svg:height="12.572cm" svg:x="2.159cm" svg:y="13.271cm" presentation:class="notes" presentation:placeholder="true">
            <draw:text-box/>
          </draw:frame>
        </presentation:notes>
      </draw:page>
      <draw:page draw:name="page15" draw:style-name="dp3" draw:master-page-name="TWU_20_Slide" presentation:presentation-page-layout-name="AL2T1" presentation:use-footer-name="ftr5" presentation:use-date-time-name="dtd5">
        <office:forms form:automatic-focus="false" form:apply-design-mode="false"/>
        <draw:frame presentation:style-name="pr4" draw:layer="layout" svg:width="25.708cm" svg:height="1.808cm" svg:x="1cm" svg:y="0.337cm" presentation:class="title">
          <draw:text-box>
            <text:p>Exam3: ch10, 12, 18, 15</text:p>
          </draw:text-box>
        </draw:frame>
        <draw:frame presentation:style-name="pr5" draw:layer="layout" svg:width="25.958cm" svg:height="15.734cm" svg:x="1.072cm" svg:y="3.039cm" presentation:class="outline">
          <draw:text-box>
            <text:list text:style-name="L2">
              <text:list-item>
                <text:p><text:span text:style-name="T3">ch10</text:span>: <text:span text:style-name="T1">Linked-lists</text:span> (<text:span text:style-name="T2">dbl</text:span>, <text:span text:style-name="T2">circ</text:span>), <text:span text:style-name="T1">stacks</text:span>/<text:span text:style-name="T1">queues</text:span></text:p>
                <text:list>
                  <text:list-item>
                    <text:p>Implementation and <text:span text:style-name="T2">complexity</text:span></text:p>
                  </text:list-item>
                </text:list>
              </text:list-item>
              <text:list-item>
                <text:p><text:span text:style-name="T3">ch12</text:span>: <text:span text:style-name="T1">Trees</text:span> (terms, <text:span text:style-name="T2">expression</text:span> trees)</text:p>
                <text:list>
                  <text:list-item>
                    <text:p><text:span text:style-name="T1">BST</text:span>s (<text:span text:style-name="T2">traversal</text:span>, <text:span text:style-name="T15">search</text:span>, <text:span text:style-name="T2">insert</text:span>, <text:span text:style-name="T2">del</text:span>)</text:p>
                  </text:list-item>
                </text:list>
              </text:list-item>
              <text:list-item>
                <text:p><text:span text:style-name="T3">ch18</text:span>: <text:span text:style-name="T1">B-trees</text:span> (motivation, <text:span text:style-name="T2">design</text:span>, variants <text:span text:style-name="T2">B*</text:span>, <text:span text:style-name="T2">B+</text:span>)</text:p>
                <text:list>
                  <text:list-item>
                    <text:p><text:span text:style-name="T2">Operations</text:span>: search, insert, del</text:p>
                  </text:list-item>
                  <text:list-item>
                    <text:p><text:span text:style-name="T2">Complexity</text:span> analysis: CPU and disk</text:p>
                  </text:list-item>
                </text:list>
              </text:list-item>
              <text:list-item>
                <text:p><text:span text:style-name="T3">ch15</text:span>: <text:span text:style-name="T1">Dynamic programming</text:span></text:p>
                <text:list>
                  <text:list-item>
                    <text:p><text:span text:style-name="T2">Optimal substructure</text:span> ⇒ <text:span text:style-name="T2">bottom-up</text:span> solution</text:p>
                  </text:list-item>
                  <text:list-item>
                    <text:p>Rod-cutting, Fib, matrix-chain, optimal wt BST</text:p>
                  </text:list-item>
                </text:list>
              </text:list-item>
            </text:list>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15" presentation:class="page"/>
          <draw:frame presentation:style-name="pr7" draw:text-style-name="P9" draw:layer="layout" svg:width="17.271cm" svg:height="12.572cm" svg:x="2.159cm" svg:y="13.271cm" presentation:class="notes" presentation:placeholder="true">
            <draw:text-box/>
          </draw:frame>
        </presentation:notes>
      </draw:page>
      <draw:page draw:name="page16" draw:style-name="dp3" draw:master-page-name="TWU_20_Slide" presentation:presentation-page-layout-name="AL2T1" presentation:use-footer-name="ftr5" presentation:use-date-time-name="dtd5">
        <office:forms form:automatic-focus="false" form:apply-design-mode="false"/>
        <draw:frame presentation:style-name="pr4" draw:layer="layout" svg:width="25.708cm" svg:height="1.808cm" svg:x="1cm" svg:y="0.337cm" presentation:class="title">
          <draw:text-box>
            <text:p>Last chapters: ch16, 22</text:p>
          </draw:text-box>
        </draw:frame>
        <draw:frame presentation:style-name="pr5" draw:layer="layout" svg:width="25.958cm" svg:height="15.734cm" svg:x="1.072cm" svg:y="3.039cm" presentation:class="outline">
          <draw:text-box>
            <text:list text:style-name="L2">
              <text:list-item>
                <text:p><text:span text:style-name="T3">ch16:</text:span><text:span text:style-name="T1"> Greedy</text:span> algorithms</text:p>
                <text:list>
                  <text:list-item>
                    <text:p><text:span text:style-name="T1">Activity</text:span> selection</text:p>
                  </text:list-item>
                  <text:list-item>
                    <text:p>Fractional <text:span text:style-name="T1">knapsack</text:span> problem</text:p>
                  </text:list-item>
                  <text:list-item>
                    <text:p><text:span text:style-name="T1">Huffman</text:span> coding</text:p>
                  </text:list-item>
                </text:list>
              </text:list-item>
              <text:list-item>
                <text:p><text:span text:style-name="T3">ch22:</text:span><text:span text:style-name="T1"> Graph</text:span> algorithms</text:p>
                <text:list>
                  <text:list-item>
                    <text:p><text:span text:style-name="T1">Breadth-first</text:span> search</text:p>
                  </text:list-item>
                  <text:list-item>
                    <text:p><text:span text:style-name="T1">Depth-first</text:span> search</text:p>
                    <text:list>
                      <text:list-item>
                        <text:p>Edge types, finding cycles</text:p>
                      </text:list-item>
                    </text:list>
                  </text:list-item>
                  <text:list-item>
                    <text:p><text:span text:style-name="T1">Topological</text:span> sort</text:p>
                  </text:list-item>
                  <text:list-item>
                    <text:p>Finding <text:span text:style-name="T1">strongly-connected</text:span> components</text:p>
                  </text:list-item>
                </text:list>
              </text:list-item>
            </text:list>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16" presentation:class="page"/>
          <draw:frame presentation:style-name="pr7"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Dark_20_SteelBlue_2f_Grey" draw:display-name="Dark SteelBlue/Grey" draw:style="linear" draw:start-color="#666699" draw:end-color="#000080" draw:start-intensity="100%" draw:end-intensity="50%" draw:angle="45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cm" svg:stroke-color="#ffffff"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visible" draw:shadow-offset-x="0.051cm" draw:shadow-offset-y="0.051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color="#ffff00" fo:font-size="40pt" fo:text-shadow="1pt 1pt"/>
    </style:style>
    <style:style style:name="title1" style:family="graphic" style:parent-style-name="standard">
      <style:text-properties fo:font-size="32pt"/>
    </style:style>
    <style:style style:name="title2" style:family="graphic" style:parent-style-name="standard">
      <style:graphic-properties draw:fill-color="#ffcc99">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size="28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WU_20_Slide-background" style:display-name="TWU Slide-background" style:family="presentation">
      <style:graphic-properties draw:stroke="none" draw:fill="bitmap" draw:fill-gradient-name="Dark_20_SteelBlue_2f_Grey" draw:fill-image-name="TWU_20_Swoosh" draw:fill-image-width="0cm" draw:fill-image-height="0cm" style:repeat="stretch"/>
    </style:style>
    <style:style style:name="TWU_20_Slide-backgroundobjects" style:display-name="TWU Slide-backgroundobjects" style:family="presentation">
      <style:graphic-properties draw:stroke="none" svg:stroke-color="#ffffff" draw:fill="none" draw:fill-color="#ccccff" draw:opacity="50%" draw:fill-image-width="0cm" draw:fill-image-height="0cm" draw:shadow="hidden" draw:shadow-offset-x="0.305cm" draw:shadow-offset-y="0.305cm" draw:shadow-color="#808080" draw:shadow-opacity="50%"/>
      <style:paragraph-properties>
        <style:tab-stops/>
      </style:paragraph-properties>
      <style:text-properties fo:color="#e6e6e6" fo:font-family="'Lucida Sans'" style:font-style-name="Regular" style:font-pitch="variable" fo:font-size="14pt" fo:text-shadow="none" fo:font-weight="bold"/>
    </style:style>
    <style:style style:name="TWU_20_Slide-notes" style:display-name="TWU Slide-notes" style:family="presentation">
      <style:graphic-properties draw:stroke="none" draw:fill="none">
        <text:list-style style:name="TWU_20_Slide-notes" style:display-name="TWU 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ab-stops/>
      </style:paragraph-properties>
      <style:text-properties fo:color="#ffffff" style:text-outline="false" style:text-line-through-style="none" fo:font-family="'Lucida Sans'" style:font-style-name="Regular" style:font-pitch="variable" fo:font-size="16pt" fo:font-style="normal" fo:text-shadow="1pt 1pt"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0_Slide-outline1" style:display-name="TWU Slide-outline1" style:family="presentation">
      <style:graphic-properties draw:stroke="none" draw:fill="none">
        <text:list-style style:name="TWU_20_Slide-outline1" style:display-name="TWU Slide-outline1">
          <text:list-level-style-bullet text:level="1" text:bullet-char="">
            <style:list-level-properties text:min-label-width="0.762cm"/>
            <style:text-properties fo:font-family="StarSymbol" style:font-charset="x-symbol" fo:color="#ff9966" fo:font-size="85%"/>
          </text:list-level-style-bullet>
          <text:list-level-style-bullet text:level="2" text:bullet-char="●">
            <style:list-level-properties text:space-before="0.762cm" text:min-label-width="0.762cm"/>
            <style:text-properties fo:font-family="StarSymbol" style:font-charset="x-symbol" fo:color="#9966cc" fo:font-size="75%"/>
          </text:list-level-style-bullet>
          <text:list-level-style-bullet text:level="3" text:bullet-char="">
            <style:list-level-properties text:space-before="1.524cm" text:min-label-width="0.762cm"/>
            <style:text-properties fo:font-family="StarSymbol" style:font-charset="x-symbol" fo:color="#33cc66" fo:font-size="80%"/>
          </text:list-level-style-bullet>
          <text:list-level-style-bullet text:level="4" text:bullet-char="➔">
            <style:list-level-properties text:space-before="2.286cm" text:min-label-width="0.762cm"/>
            <style:text-properties fo:font-family="StarSymbol" style:font-charset="x-symbol" fo:color="#ccccff" fo:font-size="45%"/>
          </text:list-level-style-bullet>
          <text:list-level-style-bullet text:level="5" text:bullet-char="●">
            <style:list-level-properties text:space-before="3.048cm" text:min-label-width="0.762cm"/>
            <style:text-properties fo:font-family="StarSymbol" style:font-charset="x-symbol" style:use-window-font-color="true" fo:font-size="50%"/>
          </text:list-level-style-bullet>
          <text:list-level-style-bullet text:level="6" text:bullet-char="●">
            <style:list-level-properties text:space-before="3.81cm" text:min-label-width="0.762cm"/>
            <style:text-properties fo:font-family="StarSymbol" style:font-charset="x-symbol" style:use-window-font-color="true" fo:font-size="50%"/>
          </text:list-level-style-bullet>
          <text:list-level-style-bullet text:level="7" text:bullet-char="●">
            <style:list-level-properties text:space-before="4.572cm" text:min-label-width="0.762cm"/>
            <style:text-properties fo:font-family="StarSymbol" style:font-charset="x-symbol" style:use-window-font-color="true" fo:font-size="50%"/>
          </text:list-level-style-bullet>
          <text:list-level-style-bullet text:level="8" text:bullet-char="●">
            <style:list-level-properties text:space-before="5.334cm" text:min-label-width="0.762cm"/>
            <style:text-properties fo:font-family="StarSymbol" style:font-charset="x-symbol" style:use-window-font-color="true" fo:font-size="50%"/>
          </text:list-level-style-bullet>
          <text:list-level-style-bullet text:level="9" text:bullet-char="●">
            <style:list-level-properties text:space-before="6.096cm" text:min-label-width="0.762cm"/>
            <style:text-properties fo:font-family="StarSymbol" style:font-charset="x-symbol" style:use-window-font-color="true" fo:font-size="50%"/>
          </text:list-level-style-bullet>
          <text:list-level-style-bullet text:level="10" text:bullet-char="●">
            <style:list-level-properties text:space-before="6.858cm" text:min-label-width="0.762cm"/>
            <style:text-properties fo:font-family="StarSymbol" style:use-window-font-color="true" fo:font-size="45%"/>
          </text:list-level-style-bullet>
        </text:list-style>
      </style:graphic-properties>
      <style:paragraph-properties fo:margin-left="0cm" fo:margin-right="0cm" fo:margin-top="0cm" fo:margin-bottom="0.38cm" fo:text-indent="0cm">
        <style:tab-stops/>
      </style:paragraph-properties>
      <style:text-properties fo:color="#ffffff" style:text-outline="false" style:text-line-through-style="none" fo:font-family="'Lucida Sans Unicode'" style:font-family-generic="swiss"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0_Slide-outline2" style:display-name="TWU Slide-outline2" style:family="presentation" style:parent-style-name="TWU_20_Slide-outline1">
      <style:paragraph-properties fo:margin-left="0.508cm" fo:margin-right="0cm" fo:margin-top="0cm" fo:margin-bottom="0.381cm" fo:text-indent="0cm"/>
      <style:text-properties fo:font-family="'Lucida Sans Unicode'" style:font-family-generic="swiss" fo:font-size="28pt" style:font-size-asian="28pt" style:font-size-complex="28pt"/>
    </style:style>
    <style:style style:name="TWU_20_Slide-outline3" style:display-name="TWU Slide-outline3" style:family="presentation" style:parent-style-name="TWU_20_Slide-outline2">
      <style:paragraph-properties fo:margin-left="1.016cm" fo:margin-right="0cm" fo:margin-top="0cm" fo:margin-bottom="0.3cm" fo:text-indent="0cm"/>
      <style:text-properties fo:font-family="'Lucida Sans Unicode'" style:font-family-generic="swiss" fo:font-size="24pt" fo:font-weight="normal" style:font-size-asian="24pt" style:font-size-complex="24pt"/>
    </style:style>
    <style:style style:name="TWU_20_Slide-outline4" style:display-name="TWU Slide-outline4" style:family="presentation" style:parent-style-name="TWU_20_Slide-outline3">
      <style:paragraph-properties fo:margin-left="1.524cm" fo:margin-right="0cm" fo:margin-top="0cm" fo:margin-bottom="0.2cm" fo:text-indent="0cm"/>
      <style:text-properties fo:font-family="'Lucida Sans Unicode'" style:font-family-generic="swiss" fo:font-size="22pt" style:font-size-asian="20pt" style:font-size-complex="20pt"/>
    </style:style>
    <style:style style:name="TWU_20_Slide-outline5" style:display-name="TWU Slide-outline5" style:family="presentation" style:parent-style-name="TWU_20_Slide-outline4">
      <style:paragraph-properties fo:margin-left="2.032cm" fo:margin-right="0cm" fo:margin-top="0cm" fo:margin-bottom="0.1cm" fo:text-indent="0cm"/>
      <style:text-properties fo:font-family="'Lucida Sans Unicode'" style:font-family-generic="swiss" fo:font-size="20pt" style:font-size-asian="20pt" style:font-size-complex="20pt"/>
    </style:style>
    <style:style style:name="TWU_20_Slide-outline6" style:display-name="TWU Slide-outline6" style:family="presentation" style:parent-style-name="TWU_20_Slide-outline5">
      <style:paragraph-properties fo:margin-left="2.54cm" fo:margin-right="0cm" fo:margin-top="0cm" fo:margin-bottom="0.1cm" fo:text-indent="0cm"/>
      <style:text-properties fo:font-family="'Lucida Sans Unicode'" style:font-family-generic="swiss" fo:font-size="20pt" style:font-size-asian="20pt" style:font-size-complex="20pt"/>
    </style:style>
    <style:style style:name="TWU_20_Slide-outline7" style:display-name="TWU Slide-outline7" style:family="presentation" style:parent-style-name="TWU_20_Slide-outline6">
      <style:paragraph-properties fo:margin-left="3.048cm" fo:margin-right="0cm" fo:margin-top="0cm" fo:margin-bottom="0.1cm" fo:text-indent="0cm"/>
      <style:text-properties fo:font-family="'Lucida Sans Unicode'" style:font-family-generic="swiss" fo:font-size="20pt" style:font-size-asian="20pt" style:font-size-complex="20pt"/>
    </style:style>
    <style:style style:name="TWU_20_Slide-outline8" style:display-name="TWU Slide-outline8" style:family="presentation" style:parent-style-name="TWU_20_Slide-outline7">
      <style:paragraph-properties fo:margin-left="3.556cm" fo:margin-right="0cm" fo:margin-top="0cm" fo:margin-bottom="0.1cm" fo:text-indent="0cm"/>
      <style:text-properties fo:font-family="'Lucida Sans Unicode'" style:font-family-generic="swiss" fo:font-size="20pt" style:font-size-asian="20pt" style:font-size-complex="20pt"/>
    </style:style>
    <style:style style:name="TWU_20_Slide-outline9" style:display-name="TWU Slide-outline9" style:family="presentation" style:parent-style-name="TWU_20_Slide-outline8">
      <style:paragraph-properties fo:margin-left="4.064cm" fo:margin-right="0cm" fo:margin-top="0cm" fo:margin-bottom="0.1cm" fo:text-indent="0cm"/>
      <style:text-properties fo:font-family="'Lucida Sans Unicode'" style:font-family-generic="swiss" fo:font-size="20pt" style:font-size-asian="20pt" style:font-size-complex="20pt"/>
    </style:style>
    <style:style style:name="TWU_20_Slide-subtitle" style:display-name="TWU Slide-subtitle" style:family="presentation">
      <style:graphic-properties draw:stroke="none" draw:fill="none" draw:textarea-vertical-align="middle">
        <text:list-style style:name="TWU_20_Slide-subtitle" style:display-name="TWU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ffff00" style:text-outline="false" style:text-line-through-style="none" fo:font-family="'Lucida Sans'" style:font-style-name="Regular" style:font-pitch="variable" fo:font-size="28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0_Slide-title" style:display-name="TWU Slide-title" style:family="presentation">
      <style:graphic-properties draw:stroke="none" draw:fill="none" draw:textarea-vertical-align="middle">
        <text:list-style style:name="TWU_20_Slide-title" style:display-name="TWU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Unicode'" style:font-family-generic="swiss"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troke="none" svg:stroke-color="#ffffff" draw:fill="none" draw:opacity="50%" draw:fill-image-width="0cm" draw:fill-image-height="0cm" draw:shadow="hidden" draw:shadow-offset-x="0.305cm" draw:shadow-offset-y="0.305cm" draw:shadow-color="#808080" draw:shadow-opacity="50%"/>
      <style:paragraph-properties fo:text-align="center">
        <style:tab-stops/>
      </style:paragraph-properties>
      <style:text-properties fo:color="#e6e6e6" fo:font-family="'Luxi Sans'" style:font-style-name="Bold" style:font-family-generic="swiss" style:font-pitch="variable" fo:font-size="16pt" fo:font-weight="bold"/>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Unicode'" style:font-family-generic="swiss"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family="'Lucida Sans Unicode'" style:font-family-generic="swis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family="'Lucida Sans Unicode'" style:font-family-generic="swis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family="'Lucida Sans Unicode'" style:font-family-generic="swis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family="'Lucida Sans Unicode'" style:font-family-generic="swis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family="'Lucida Sans Unicode'" style:font-family-generic="swis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family="'Lucida Sans Unicode'" style:font-family-generic="swis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family="'Lucida Sans Unicode'" style:font-family-generic="swis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family="'Lucida Sans Unicode'" style:font-family-generic="swis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Unicode'" style:font-family-generic="swiss"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opacity-name="" draw:textarea-horizontal-align="center" draw:textarea-vertical-align="middle" draw:shadow="hidden"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TWU_20_Slide-title">
      <style:graphic-properties draw:fill-color="#ffffff" draw:auto-grow-height="false" fo:min-height="3.507cm"/>
    </style:style>
    <style:style style:name="Mpr2" style:family="presentation" style:parent-style-name="TWU_20_Slide-outline1" style:list-style-name="ML2">
      <style:graphic-properties draw:fill-color="#ffffff" draw:auto-grow-height="false" fo:min-height="13.86cm"/>
    </style:style>
    <style:style style:name="Mpr3" style:family="presentation" style:parent-style-name="TWU_20_Slide-backgroundobjects">
      <style:graphic-properties draw:stroke="none" draw:fill="none" draw:fill-color="#ffffff" draw:auto-grow-height="false" fo:min-height="1.449cm"/>
    </style:style>
    <style:style style:name="Mpr4" style:family="presentation" style:parent-style-name="TWU_20_Slide-backgroundobjects">
      <style:graphic-properties draw:stroke="none" draw:opacity-name="Transparency_20_2" draw:textarea-horizontal-align="center" draw:textarea-vertical-align="middle"/>
    </style:style>
    <style:style style:name="Mpr5" style:family="presentation" style:parent-style-name="TWU_20_Slide-backgroundobjects">
      <style:graphic-properties draw:stroke="none" draw:fill="none" draw:fill-color="#ffffff" draw:auto-grow-height="false" fo:min-height="1.397cm"/>
    </style:style>
    <style:style style:name="Mpr6" style:family="presentation" style:parent-style-name="TWU_20_Slide-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list-style-name="ML4">
      <style:graphic-properties draw:fill-color="#ffffff" draw:auto-grow-height="false" fo:min-height="13.86cm"/>
    </style:style>
    <style:style style:name="Mpr9" style:family="presentation" style:parent-style-name="TWU_25_20Lecture-backgroundobjects">
      <style:graphic-properties draw:auto-grow-height="false" fo:min-height="1.449cm"/>
    </style:style>
    <style:style style:name="Mpr10" style:family="presentation" style:parent-style-name="TWU_25_20Lecture-backgroundobjects">
      <style:graphic-properties draw:auto-grow-height="false" fo:min-height="1.7cm"/>
    </style:style>
    <style:style style:name="Mpr11" style:family="presentation" style:parent-style-name="TWU_25_20Lecture-backgroundobjects">
      <style:graphic-properties draw:stroke="none" draw:fill="none" draw:fill-color="#ffffff" draw:auto-grow-height="false" fo:min-height="1.397cm"/>
    </style:style>
    <style:style style:name="Mpr12"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text-align="center" fo:text-indent="0cm"/>
    </style:style>
    <style:style style:name="MT1" style:family="text">
      <style:text-properties fo:font-size="14pt" style:font-size-asian="14pt" style:font-size-complex="14pt"/>
    </style:style>
    <style:style style:name="MT2" style:family="text">
      <style:text-properties fo:font-family="'Lucida Sans Unicode'" style:font-family-generic="swiss" fo:font-size="14pt" fo:language="en" fo:country="US" style:font-size-asian="14pt" style:language-asian="en" style:country-asian="US" style:font-size-complex="14pt" style:language-complex="en" style:country-complex="US"/>
    </style:style>
    <style:style style:name="MT3" style:family="text">
      <style:text-properties fo:font-family="'Lucida Sans Unicode'" style:font-family-generic="swiss" fo:font-size="14pt" style:font-size-asian="14pt" style:font-size-complex="14pt"/>
    </style:style>
    <style:style style:name="MT4" style:family="text">
      <style:text-properties fo:font-size="14pt" fo:language="en" fo:country="US" style:font-size-asian="14pt" style:language-asian="en" style:country-asian="US" style:font-size-complex="14pt" style:language-complex="en" style:country-complex="US"/>
    </style:style>
    <style:style style:name="MT5" style:family="text">
      <style:text-properties fo:font-family="'Lucida Sans Unicode'" style:font-family-generic="swiss"/>
    </style:style>
    <style:style style:name="MT6" style:family="text">
      <style:text-properties fo:font-family="'Lucida Sans Unicode'" style:font-family-generic="swiss" fo:font-size="18pt" style:font-size-asian="24pt" style:font-size-complex="2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6.857cm" svg:height="5.143cm" svg:x="1.561cm" svg:y="2.079cm" draw:page-number="1"/>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TWU_20_Slide" style:display-name="TWU Slide" style:page-layout-name="PM1" draw:style-name="Mdp1">
      <draw:frame draw:name="Slide Title" presentation:style-name="Mpr1" draw:text-style-name="MP1" draw:layer="backgroundobjects" svg:width="25.708cm" svg:height="1.808cm" svg:x="1cm" svg:y="0.337cm" presentation:class="title">
        <draw:text-box>
          <text:p text:style-name="MP1">Click to edit the title text</text:p>
        </draw:text-box>
        <svg:title>Slide Title</svg:title>
      </draw:frame>
      <draw:frame draw:name="Slide Content" presentation:style-name="Mpr2" draw:text-style-name="MP1" draw:layer="backgroundobjects" svg:width="25.958cm" svg:height="15.734cm" svg:x="1.072cm" svg:y="3.039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svg:title>Slide Content</svg:title>
        <svg:desc>Bullet-point outline.</svg:desc>
      </draw:frame>
      <draw:frame draw:name="Date/Ti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draw:name="Footer" presentation:style-name="Mpr3" draw:text-style-name="MP5" draw:layer="backgroundobjects" svg:width="14.01cm" svg:height="0.837cm" svg:x="5.04cm" svg:y="20.009cm" presentation:class="footer">
        <draw:text-box>
          <text:p text:style-name="MP5"><text:span text:style-name="MT1"><presentation:footer/></text:span></text:p>
        </draw:text-box>
      </draw:frame>
      <draw:frame draw:name="Slide Number" presentation:style-name="Mpr3" draw:text-style-name="MP4" draw:layer="backgroundobjects" svg:width="2.54cm" svg:height="0.837cm" svg:x="24.765cm" svg:y="20.009cm" presentation:class="page-number">
        <draw:text-box>
          <text:p text:style-name="MP4"><text:span text:style-name="MT3"><text:page-number>&lt;number&gt;</text:page-number></text:span></text:p>
        </draw:text-box>
      </draw:frame>
      <draw:rect presentation:style-name="Mpr4" draw:text-style-name="MP6" draw:layer="backgroundobjects" svg:width="13.477cm" svg:height="0.552cm" svg:x="0cm" svg:y="3.993cm">
        <text:p/>
      </draw:rect>
      <draw:rect draw:name="Title Bar" draw:style-name="Mgr3" draw:text-style-name="MP6" draw:layer="backgroundobjects" svg:width="9.922cm" svg:height="0.414cm" svg:x="0cm" svg:y="2.121cm">
        <text:p/>
      </draw:rect>
      <draw:g draw:name="TWU Logo">
        <draw:path draw:style-name="Mgr4" draw:text-style-name="MP6"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draw:frame draw:name="Footer" presentation:style-name="Mpr3" draw:text-style-name="MP5" draw:layer="backgroundobjects" svg:width="14.01cm" svg:height="0.837cm" svg:x="5.04cm" svg:y="20.01cm">
        <draw:text-box>
          <text:p text:style-name="MP7"><text:span text:style-name="MT1"><presentation:footer/></text:span></text:p>
        </draw:text-box>
      </draw:frame>
      <draw:frame draw:name="Footer" presentation:style-name="Mpr3" draw:text-style-name="MP5" draw:layer="backgroundobjects" svg:width="14.01cm" svg:height="0.837cm" svg:x="5.04cm" svg:y="20.01cm">
        <draw:text-box>
          <text:p text:style-name="MP7"><text:span text:style-name="MT3"><presentation:footer/></text:span></text:p>
        </draw:text-box>
      </draw:frame>
      <presentation:notes style:page-layout-name="PM2">
        <office:forms form:automatic-focus="false" form:apply-design-mode="false"/>
        <draw:page-thumbnail presentation:style-name="TWU_20_Slide-title" draw:layer="backgroundobjects" svg:width="13.968cm" svg:height="10.476cm" svg:x="3.81cm" svg:y="2.123cm" presentation:class="page"/>
        <draw:frame presentation:style-name="TWU_20_Slid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4"><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draw:frame draw:name="Presentation Title" presentation:style-name="Mpr7" draw:text-style-name="MP1" draw:layer="backgroundobjects" svg:width="25.199cm" svg:height="4.579cm" svg:x="1.4cm" svg:y="1.737cm" presentation:class="title">
        <draw:text-box>
          <text:p text:style-name="MP1">Click to edit the title text</text:p>
        </draw:text-box>
      </draw:frame>
      <draw:frame draw:name="Title Page Contents" presentation:style-name="Mpr8" draw:text-style-name="MP1" draw:layer="backgroundobjects" svg:width="20.32cm" svg:height="10.215cm" svg:x="3.175cm" svg:y="8.558cm" presentation:class="outline">
        <draw:text-box>
          <text:list text:style-name="ML4">
            <text:list-item>
              <text:p text:style-name="MP1">Click to edit the outline tex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name="Title Page Date/Time" presentation:style-name="Mpr9" draw:layer="backgroundobjects" svg:width="5.253cm" svg:height="1.246cm" svg:x="19.05cm" svg:y="19.754cm" presentation:class="date-time">
        <draw:text-box>
          <text:p><text:span text:style-name="MT5"><presentation:date-time/></text:span></text:p>
        </draw:text-box>
      </draw:frame>
      <draw:rect draw:style-name="Mgr3" draw:text-style-name="MP6" draw:layer="backgroundobjects" svg:width="14.8cm" svg:height="0.745cm" svg:x="0cm" svg:y="7.217cm">
        <text:p/>
      </draw:rect>
      <draw:g>
        <draw:path draw:style-name="Mgr4" draw:text-style-name="MP6"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draw:frame draw:name="Title Page Page Number" presentation:style-name="Mpr9" draw:layer="backgroundobjects" svg:width="2.433cm" svg:height="1.246cm" svg:x="24.765cm" svg:y="19.754cm" presentation:class="page-number">
        <draw:text-box>
          <text:p><text:span text:style-name="MT5"><text:page-number>&lt;number&gt;</text:page-number></text:span></text:p>
        </draw:text-box>
      </draw:frame>
      <draw:frame presentation:style-name="Mpr10" draw:layer="backgroundobjects" svg:width="13.758cm" svg:height="0.993cm" svg:x="4.657cm" svg:y="19.678cm" presentation:class="footer">
        <draw:text-box>
          <text:p><text:span text:style-name="MT6"><presentation:footer/></text:span></text:p>
        </draw:text-box>
      </draw:frame>
      <presentation:notes style:page-layout-name="PM2">
        <office:forms form:automatic-focus="false" form:apply-design-mode="false"/>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1"><presentation:header/></text:span></text:p>
          </draw:text-box>
        </draw:frame>
        <draw:frame presentation:style-name="Mpr11" draw:text-style-name="MP4" draw:layer="backgroundobjects" svg:width="9.369cm" svg:height="1.396cm" svg:x="12.22cm" svg:y="0cm" presentation:class="date-time">
          <draw:text-box>
            <text:p text:style-name="MP4"><text:span text:style-name="MT4"><presentation:date-time/></text:span></text:p>
          </draw:text-box>
        </draw:frame>
        <draw:frame presentation:style-name="Mpr12" draw:text-style-name="MP2" draw:layer="backgroundobjects" svg:width="9.369cm" svg:height="1.396cm" svg:x="0cm" svg:y="26.543cm" presentation:class="footer">
          <draw:text-box>
            <text:p text:style-name="MP2"><text:span text:style-name="MT1"><presentation:footer/></text:span></text:p>
          </draw:text-box>
        </draw:frame>
        <draw:frame presentation:style-name="Mpr12"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meta:creation-date>2010-12-06T13:22:16</meta:creation-date>
    <dc:language>en-US</dc:language>
    <meta:editing-cycles>237</meta:editing-cycles>
    <meta:editing-duration>P8DT17H11M42S</meta:editing-duration>
    <meta:initial-creator>sean ho</meta:initial-creator>
    <dc:date>2012-12-04T12:43:29</dc:date>
    <dc:creator>Sean Ho</dc:creator>
    <meta:document-statistic meta:object-count="391"/>
    <meta:user-defined meta:name="Info 1"/>
    <meta:user-defined meta:name="Info 2"/>
    <meta:user-defined meta:name="Info 3"/>
    <meta:user-defined meta:name="Info 4"/>
    <meta:template xlink:type="simple" xlink:actuate="onRequest" xlink:title="" xlink:href="../../../../../.ooo3/user/template/TWU%20Lecture.otp"/>
  </office:meta>
</office:document-meta>
</file>